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draw:fill="none" draw:fill-color="#ff9900" draw:textarea-horizontal-align="justify" draw:textarea-vertical-align="top" draw:auto-grow-height="true" fo:min-height="1.74cm" fo:padding-top="0.13cm" fo:padding-bottom="0.13cm" fo:padding-left="0.25cm" fo:padding-right="0.25cm" fo:wrap-option="no-wrap" draw:shadow="hidden" draw:shadow-color="#000000"/>
    </style:style>
    <style:style style:name="gr2" style:family="graphic" style:parent-style-name="standard" style:list-style-name="L4">
      <style:graphic-properties draw:stroke="none" svg:stroke-width="0.026cm" svg:stroke-color="#ff9900" draw:stroke-linejoin="miter" draw:fill="none" draw:fill-color="#ff9900" draw:textarea-horizontal-align="justify" draw:textarea-vertical-align="top" draw:auto-grow-height="true" fo:min-height="3.24cm" fo:padding-top="0.13cm" fo:padding-bottom="0.13cm" fo:padding-left="0.25cm" fo:padding-right="0.25cm" fo:wrap-option="no-wrap" draw:shadow="hidden" draw:shadow-color="#000000"/>
    </style:style>
    <style:style style:name="gr3" style:family="graphic" style:parent-style-name="standard" style:list-style-name="L3">
      <style:graphic-properties draw:stroke="none" draw:fill="none" draw:fill-color="#ff9900" draw:textarea-horizontal-align="justify" draw:textarea-vertical-align="top" draw:auto-grow-height="true" fo:min-height="1.355cm" fo:padding-top="0.13cm" fo:padding-bottom="0.13cm" fo:padding-left="0.25cm" fo:padding-right="0.25cm" fo:wrap-option="no-wrap" draw:shadow="hidden" draw:shadow-color="#000000"/>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rotect="position size"/>
    </style:style>
    <style:style style:name="gr6" style:family="graphic" style:parent-style-name="standard">
      <style:graphic-properties svg:stroke-color="#808080" draw:textarea-horizontal-align="center" draw:textarea-vertical-align="middle" style:protect="position size"/>
    </style:style>
    <style:style style:name="gr7" style:family="graphic" style:parent-style-name="standard">
      <style:graphic-properties draw:stroke="none" svg:stroke-color="#000000" draw:fill="none" draw:fill-color="#ffffff" draw:auto-grow-height="true" draw:auto-grow-width="false" fo:max-height="0cm" fo:min-height="2.41cm" style:protect="position siz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svg:stroke-width="0.1cm" svg:stroke-color="#ffff00" draw:marker-start-width="0.35cm" draw:marker-end-width="0.35cm" draw:fill="none" draw:textarea-horizontal-align="center" draw:textarea-vertical-align="middle" fo:padding-top="0.15cm" fo:padding-bottom="0.15cm" fo:padding-left="0.275cm" fo:padding-right="0.275cm"/>
    </style:style>
    <style:style style:name="gr10" style:family="graphic" style:parent-style-name="standard">
      <style:graphic-properties svg:stroke-color="#ffff00"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75cm"/>
    </style:style>
    <style:style style:name="gr13" style:family="graphic" style:parent-style-name="standard">
      <style:graphic-properties svg:stroke-width="0.1cm" svg:stroke-color="#ff9966" draw:marker-start-width="0.35cm" draw:marker-end-width="0.35cm" draw:textarea-horizontal-align="center" draw:textarea-vertical-align="middle" fo:padding-top="0.15cm" fo:padding-bottom="0.15cm" fo:padding-left="0.275cm" fo:padding-right="0.275cm"/>
    </style:style>
    <style:style style:name="gr14" style:family="graphic" style:parent-style-name="standard">
      <style:graphic-properties svg:stroke-width="0.1cm" svg:stroke-color="#ff9966" draw:marker-start-width="0.35cm" draw:marker-end="Arrow" draw:marker-end-width="0.45cm" draw:textarea-horizontal-align="center" draw:textarea-vertical-align="middle" fo:padding-top="0.15cm" fo:padding-bottom="0.15cm" fo:padding-left="0.275cm" fo:padding-right="0.275cm"/>
    </style:style>
    <style:style style:name="pr1" style:family="presentation" style:parent-style-name="Default-notes">
      <style:graphic-properties draw:fill-color="#ffffff" fo:min-height="11.43cm"/>
    </style:style>
    <style:style style:name="pr2" style:family="presentation" style:parent-style-name="Default-notes">
      <style:graphic-properties draw:fill-color="#ffffff" draw:auto-grow-height="true" fo:min-height="11.43cm"/>
    </style:style>
    <style:style style:name="P1" style:family="paragraph">
      <style:paragraph-properties fo:margin-left="0cm" fo:margin-right="0cm" fo:margin-top="0.705cm" fo:margin-bottom="0cm" fo:line-height="100%" fo:text-align="center" text:enable-numbering="false" fo:text-indent="0cm"/>
    </style:style>
    <style:style style:name="P2" style:family="paragraph">
      <style:paragraph-properties fo:margin-left="0cm" fo:margin-right="0cm" fo:margin-top="0.705cm" fo:margin-bottom="0cm" fo:line-height="100%" fo:text-align="center" text:enable-numbering="false" fo:text-indent="0cm" style:writing-mode="lr-tb"/>
      <style:text-properties fo:font-family="Tahoma" style:font-family-generic="swiss" style:font-pitch="variable" fo:font-weight="normal"/>
    </style:style>
    <style:style style:name="P3" style:family="paragraph">
      <style:paragraph-properties fo:margin-left="0cm" fo:margin-right="0cm" fo:margin-top="1.19cm" fo:margin-bottom="0cm" fo:line-height="100%" fo:text-align="center" text:enable-numbering="false" fo:text-indent="0cm"/>
    </style:style>
    <style:style style:name="P4" style:family="paragraph">
      <style:paragraph-properties fo:margin-left="0cm" fo:margin-right="0cm" fo:margin-top="1.19cm" fo:margin-bottom="0cm" fo:line-height="100%" fo:text-align="center" text:enable-numbering="false" fo:text-indent="0cm" style:writing-mode="lr-tb"/>
      <style:text-properties fo:color="#ff9966" fo:font-family="Tahoma" style:font-family-generic="swiss" style:font-pitch="variable" fo:font-weight="normal"/>
    </style:style>
    <style:style style:name="P5" style:family="paragraph">
      <style:paragraph-properties fo:margin-left="0cm" fo:margin-right="0cm" fo:text-indent="0cm"/>
    </style:style>
    <style:style style:name="P6" style:family="paragraph">
      <style:text-properties fo:color="#c0c0c0" fo:font-family="Tahoma" style:font-family-generic="swiss" style:font-pitch="variable" fo:font-size="24pt" fo:font-weight="normal" style:font-size-asian="24pt" style:font-size-complex="24pt"/>
    </style:style>
    <style:style style:name="P7" style:family="paragraph">
      <style:paragraph-properties fo:margin-left="0cm" fo:margin-right="0cm" fo:text-align="end" fo:text-indent="0cm"/>
    </style:style>
    <style:style style:name="P8" style:family="paragraph">
      <style:paragraph-properties fo:margin-left="0cm" fo:margin-right="0cm" fo:text-indent="0cm"/>
      <style:text-properties fo:color="#c0c0c0" fo:font-family="Tahoma" style:font-family-generic="swiss" style:font-pitch="variable" fo:font-weight="normal"/>
    </style:style>
    <style:style style:name="P9" style:family="paragraph">
      <style:paragraph-properties fo:text-align="center"/>
    </style:style>
    <style:style style:name="P10" style:family="paragraph">
      <style:paragraph-properties fo:margin-left="0cm" fo:margin-right="0cm" fo:text-align="center" fo:text-indent="0cm"/>
    </style:style>
    <style:style style:name="P11" style:family="paragraph">
      <style:paragraph-properties fo:margin-left="1.5cm" fo:margin-right="0cm" text:enable-numbering="true" fo:text-indent="-1cm"/>
    </style:style>
    <style:style style:name="P12" style:family="paragraph">
      <style:paragraph-properties fo:margin-left="2cm" fo:margin-right="0cm" text:enable-numbering="true" fo:text-indent="-1cm"/>
    </style:style>
    <style:style style:name="P13" style:family="paragraph">
      <style:paragraph-properties fo:margin-left="2.5cm" fo:margin-right="0cm" text:enable-numbering="true" fo:text-indent="-1cm"/>
    </style:style>
    <style:style style:name="P14" style:family="paragraph">
      <style:paragraph-properties fo:margin-left="0cm" fo:margin-right="0cm" fo:text-indent="0cm"/>
      <style:text-properties fo:color="#c0c0c0" fo:font-family="Tahoma" style:font-family-generic="swiss" style:font-pitch="variable" fo:font-size="24pt" fo:font-weight="normal" style:font-size-asian="24pt" style:font-size-complex="24pt"/>
    </style:style>
    <style:style style:name="P15" style:family="paragraph">
      <style:paragraph-properties fo:margin-left="0cm" fo:margin-right="0cm" fo:text-align="end" fo:text-indent="0cm"/>
      <style:text-properties fo:color="#c0c0c0" fo:font-family="Tahoma" style:font-family-generic="swiss" style:font-pitch="variable" fo:font-size="24pt" fo:font-weight="normal"/>
    </style:style>
    <style:style style:name="P16" style:family="paragraph">
      <style:paragraph-properties fo:margin-left="0cm" fo:margin-right="0cm" fo:text-align="center" fo:text-indent="0cm"/>
      <style:text-properties fo:font-size="24pt"/>
    </style:style>
    <style:style style:name="P17" style:family="paragraph">
      <style:paragraph-properties fo:margin-left="0cm" fo:margin-right="0cm" fo:text-indent="0cm"/>
      <style:text-properties fo:font-size="12pt"/>
    </style:style>
    <style:style style:name="P18" style:family="paragraph">
      <style:paragraph-properties fo:margin-left="0cm" fo:margin-right="0cm" fo:text-indent="0cm"/>
      <style:text-properties fo:color="#ffffff" fo:font-family="'Courier New'" style:font-family-generic="modern" style:font-pitch="fixed" fo:font-size="20pt" fo:font-weight="bold"/>
    </style:style>
    <style:style style:name="P19" style:family="paragraph">
      <style:paragraph-properties fo:margin-left="0cm" fo:margin-right="0cm" fo:text-indent="0cm"/>
      <style:text-properties fo:font-size="24pt"/>
    </style:style>
    <style:style style:name="P20" style:family="paragraph">
      <style:paragraph-properties fo:margin-left="0cm" fo:margin-right="0cm" fo:text-align="end" fo:text-indent="0cm"/>
      <style:text-properties fo:font-size="24pt"/>
    </style:style>
    <style:style style:name="P21" style:family="paragraph">
      <style:paragraph-properties fo:margin-left="1.5cm" fo:margin-right="0cm" text:enable-numbering="true" fo:text-indent="-1cm"/>
      <style:text-properties fo:font-size="24pt"/>
    </style:style>
    <style:style style:name="P22" style:family="paragraph">
      <style:paragraph-properties fo:margin-left="2cm" fo:margin-right="0cm" text:enable-numbering="true" fo:text-indent="-1cm"/>
      <style:text-properties fo:font-size="24pt"/>
    </style:style>
    <style:style style:name="T1" style:family="text">
      <style:text-properties fo:color="#ffff00" fo:font-family="Tahoma" style:font-family-generic="swiss" style:font-pitch="variable" fo:font-size="32pt" fo:language="en" fo:country="US" fo:font-weight="normal" style:font-size-asian="32pt" style:font-size-complex="32pt"/>
    </style:style>
    <style:style style:name="T2" style:family="text">
      <style:text-properties fo:color="#ff9966" fo:font-family="Tahoma" style:font-family-generic="swiss" style:font-pitch="variable" fo:font-size="54pt" fo:font-weight="normal" style:font-size-asian="54pt" style:font-size-complex="54pt"/>
    </style:style>
    <style:style style:name="T3" style:family="text">
      <style:text-properties fo:color="#ffff00" fo:font-family="Tahoma" style:font-family-generic="swiss" style:font-pitch="variable" fo:font-size="32pt" fo:language="cs" fo:country="CZ" fo:font-weight="normal" style:font-size-asian="32pt" style:font-size-complex="32pt"/>
    </style:style>
    <style:style style:name="T4" style:family="text">
      <style:text-properties fo:color="#c0c0c0" fo:font-family="Tahoma" style:font-family-generic="swiss" style:font-pitch="variable" fo:font-size="24pt" fo:font-weight="normal" style:font-size-asian="24pt" style:font-size-complex="24pt"/>
    </style:style>
    <style:style style:name="T5" style:family="text">
      <style:text-properties fo:color="#c0c0c0" fo:font-family="Tahoma" style:font-family-generic="swiss" style:font-pitch="variable" fo:font-weight="normal"/>
    </style:style>
    <style:style style:name="T6" style:family="text">
      <style:text-properties fo:color="#ff9966" fo:font-family="Tahoma" style:font-family-generic="swiss" style:font-pitch="variable" fo:font-size="36pt" fo:font-weight="normal"/>
    </style:style>
    <style:style style:name="T7" style:family="text">
      <style:text-properties fo:color="#ffff00" fo:font-family="Tahoma" style:font-family-generic="swiss" style:font-pitch="variable" fo:font-size="24pt" fo:font-weight="normal"/>
    </style:style>
    <style:style style:name="T8" style:family="text">
      <style:text-properties fo:color="#c0c0c0" fo:font-family="Tahoma" style:font-family-generic="swiss" style:font-pitch="variable" fo:font-size="24pt" fo:font-weight="normal"/>
    </style:style>
    <style:style style:name="T9" style:family="text">
      <style:text-properties fo:color="#ff9966" fo:font-family="Tahoma" style:font-family-generic="swiss" style:font-pitch="variable" fo:font-size="24pt" fo:font-weight="normal"/>
    </style:style>
    <style:style style:name="T10" style:family="text">
      <style:text-properties fo:color="#ffffff" fo:font-family="'Courier New'" style:font-family-generic="modern" style:font-pitch="fixed" fo:font-size="20pt" fo:font-weight="bold"/>
    </style:style>
    <style:style style:name="T11" style:family="text">
      <style:text-properties fo:color="#808080" fo:font-family="'Courier New'" style:font-family-generic="modern" style:font-pitch="fixed" fo:font-size="20pt" fo:font-weight="bold"/>
    </style:style>
    <style:style style:name="T12" style:family="text">
      <style:text-properties fo:color="#ff9966" fo:font-family="'Courier New'" style:font-family-generic="modern" style:font-pitch="fixed" fo:font-size="20pt" fo:font-weight="bold"/>
    </style:style>
    <style:style style:name="T13" style:family="text">
      <style:text-properties fo:color="#00ff00" fo:font-family="'Courier New'" style:font-family-generic="modern" style:font-pitch="fixed" fo:font-size="20pt" fo:font-weight="bold"/>
    </style:style>
    <style:style style:name="T14" style:family="text">
      <style:text-properties fo:font-size="20pt"/>
    </style:style>
    <style:style style:name="T15" style:family="text">
      <style:text-properties fo:color="#ffffff" fo:font-family="'Courier New'" style:font-family-generic="modern" style:font-pitch="fixed" fo:font-size="24pt" fo:font-weight="bold"/>
    </style:style>
    <style:style style:name="T16" style:family="text">
      <style:text-properties fo:color="#ffff00" fo:font-family="Tahoma" style:font-family-generic="swiss" style:font-pitch="variable" fo:font-size="26pt" fo:font-weight="normal"/>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list-level-properties text:space-before="0.5cm" text:min-label-width="1cm"/>
        <style:text-properties fo:font-family="StarSymbol" style:font-charset="x-symbol" fo:color="#ffff00" fo:font-size="50%"/>
      </text:list-level-style-bullet>
      <text:list-level-style-bullet text:level="2" text:bullet-char="●">
        <style:list-level-properties text:space-before="1cm" text:min-label-width="1cm"/>
        <style:text-properties fo:font-family="StarSymbol" style:font-charset="x-symbol" fo:color="#ffff00" fo:font-size="50%"/>
      </text:list-level-style-bullet>
      <text:list-level-style-bullet text:level="3" text:bullet-char="●">
        <style:list-level-properties text:space-before="1.5cm" text:min-label-width="1cm"/>
        <style:text-properties fo:font-family="StarSymbol" style:font-charset="x-symbol" fo:color="#ffff00" fo:font-size="50%"/>
      </text:list-level-style-bullet>
      <text:list-level-style-bullet text:level="4" text:bullet-char="●">
        <style:list-level-properties text:space-before="2cm" text:min-label-width="1cm"/>
        <style:text-properties fo:font-family="StarSymbol" style:font-charset="x-symbol" fo:color="#ffff00" fo:font-size="50%"/>
      </text:list-level-style-bullet>
      <text:list-level-style-bullet text:level="5" text:bullet-char="●">
        <style:list-level-properties text:space-before="2.5cm" text:min-label-width="1cm"/>
        <style:text-properties fo:font-family="StarSymbol" style:font-charset="x-symbol" fo:color="#ffff00" fo:font-size="50%"/>
      </text:list-level-style-bullet>
      <text:list-level-style-bullet text:level="6" text:bullet-char="●">
        <style:list-level-properties text:space-before="3cm" text:min-label-width="1cm"/>
        <style:text-properties fo:font-family="StarSymbol" style:font-charset="x-symbol" fo:color="#ffff00" fo:font-size="50%"/>
      </text:list-level-style-bullet>
      <text:list-level-style-bullet text:level="7" text:bullet-char="●">
        <style:list-level-properties text:space-before="3.5cm" text:min-label-width="1cm"/>
        <style:text-properties fo:font-family="StarSymbol" style:font-charset="x-symbol" fo:color="#ffff00" fo:font-size="50%"/>
      </text:list-level-style-bullet>
      <text:list-level-style-bullet text:level="8" text:bullet-char="●">
        <style:list-level-properties text:space-before="4cm" text:min-label-width="1cm"/>
        <style:text-properties fo:font-family="StarSymbol" style:font-charset="x-symbol" fo:color="#ffff00" fo:font-size="50%"/>
      </text:list-level-style-bullet>
      <text:list-level-style-bullet text:level="9" text:bullet-char="●">
        <style:list-level-properties text:space-before="4.5cm" text:min-label-width="1cm"/>
        <style:text-properties fo:font-family="StarSymbol" style:font-charset="x-symbol" fo:color="#ffff00" fo:font-size="50%"/>
      </text:list-level-style-bullet>
      <text:list-level-style-bullet text:level="10" text:bullet-char="●">
        <style:list-level-properties text:space-before="5cm" text:min-label-width="1cm"/>
        <style:text-properties fo:font-family="StarSymbol" style:font-charset="x-symbol" fo:color="#ffff00" fo:font-size="50%"/>
      </text:list-level-style-bullet>
    </text:list-style>
    <text:list-style style:name="L3">
      <text:list-level-style-bullet text:level="1" text:bullet-char="•">
        <style:text-properties fo:font-family="Tahom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ahoma" style:font-family-generic="swiss"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test</presentation:footer-decl>
      <draw:page draw:name="page1" draw:style-name="dp1" draw:master-page-name="Default" presentation:use-footer-name="ftr1">
        <draw:custom-shape draw:style-name="gr1" draw:text-style-name="P2" draw:layer="layout" svg:width="23.5cm" svg:height="2cm" svg:x="1cm" svg:y="1cm">
          <text:p text:style-name="P1"><text:span text:style-name="T1">Y36PJC Programování v jazyce C/C++</text:span></text:p>
          <draw:enhanced-geometry svg:viewBox="0 0 21600 21600" draw:type="mso-spt202" draw:enhanced-path="M 0 0 L 21600 0 21600 21600 0 21600 0 0 Z N"/>
        </draw:custom-shape>
        <draw:custom-shape draw:style-name="gr2" draw:text-style-name="P4" draw:layer="layout" svg:width="23.5cm" svg:height="3.5cm" svg:x="1cm" svg:y="6.141cm">
          <text:p text:style-name="P3"><text:span text:style-name="T2">Třídy a objekty II</text:span></text:p>
          <draw:enhanced-geometry svg:viewBox="0 0 21600 21600" draw:type="mso-spt202" draw:enhanced-path="M 0 0 L 21600 0 21600 21600 0 21600 0 0 Z N"/>
        </draw:custom-shape>
        <draw:custom-shape draw:style-name="gr3" draw:text-style-name="P2" draw:layer="layout" svg:width="10.5cm" svg:height="1.624cm" svg:x="7.462cm" svg:y="12.525cm">
          <text:p text:style-name="P1"><text:span text:style-name="T3">Ladislav Vagner</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3cm" svg:x="1.905cm" svg:y="12.065cm" presentation:class="notes" presentation:placeholder="true">
            <draw:text-box/>
          </draw:frame>
        </presentation:notes>
      </draw:page>
      <draw:page draw:name="page2" draw:style-name="dp1" draw:master-page-name="Default" presentation:presentation-page-layout-name="AL1T1" presentation:use-footer-name="ftr1">
        <draw:frame draw:style-name="gr5" draw:text-style-name="P6" draw:layer="layout" svg:width="3.237cm" svg:height="1.272cm" svg:x="1cm" svg:y="0.5cm">
          <draw:text-box>
            <text:p text:style-name="P5"><text:span text:style-name="T4">Y36PJC</text:span></text:p>
          </draw:text-box>
        </draw:frame>
        <draw:frame draw:style-name="gr5" draw:text-style-name="P8" draw:layer="layout" svg:width="7.013cm" svg:height="1.272cm" svg:x="16.987cm" svg:y="0.5cm">
          <draw:text-box>
            <text:p text:style-name="P7"><text:span text:style-name="T5">Třídy a objekty II</text:span></text:p>
          </draw:text-box>
        </draw:frame>
        <draw:line draw:style-name="gr6" draw:text-style-name="P9" draw:layer="layout" svg:x1="1cm" svg:y1="2cm" svg:x2="24cm" svg:y2="2cm">
          <text:p text:style-name="P5"/>
        </draw:line>
        <draw:frame draw:style-name="gr7" draw:text-style-name="P5" draw:layer="layout" svg:width="23cm" svg:height="10.972cm" svg:x="1cm" svg:y="2.5cm">
          <draw:text-box>
            <text:list text:style-name="L1">
              <text:list-item>
                <text:p text:style-name="P10"><text:span text:style-name="T6">Dnešní přednáška</text:span></text:p>
              </text:list-item>
            </text:list>
            <text:list text:style-name="L1">
              <text:list-item>
                <text:p text:style-name="P5"><text:span text:style-name="T7"><text:s/></text:span></text:p>
              </text:list-item>
            </text:list>
            <text:list text:style-name="L2">
              <text:list-item>
                <text:p text:style-name="P11"><text:span text:style-name="T7">Více o konstruktorech:</text:span></text:p>
              </text:list-item>
            </text:list>
            <text:list text:style-name="L2">
              <text:list-item>
                <text:list>
                  <text:list-item>
                    <text:p text:style-name="P12"><text:span text:style-name="T7">implicitní konstruktor,</text:span></text:p>
                  </text:list-item>
                </text:list>
              </text:list-item>
            </text:list>
            <text:list text:style-name="L2">
              <text:list-item>
                <text:list>
                  <text:list-item>
                    <text:p text:style-name="P12"><text:span text:style-name="T7">inicializace členských proměnných,</text:span></text:p>
                  </text:list-item>
                </text:list>
              </text:list-item>
            </text:list>
            <text:list text:style-name="L2">
              <text:list-item>
                <text:list>
                  <text:list-item>
                    <text:p text:style-name="P12"><text:span text:style-name="T7">kopírující konstruktor,</text:span></text:p>
                  </text:list-item>
                </text:list>
              </text:list-item>
            </text:list>
            <text:list text:style-name="L2">
              <text:list-item>
                <text:list>
                  <text:list-item>
                    <text:p text:style-name="P12"><text:span text:style-name="T7">konstruktory uživatelské konverze.</text:span></text:p>
                  </text:list-item>
                </text:list>
              </text:list-item>
            </text:list>
            <text:list text:style-name="L2">
              <text:list-item>
                <text:p text:style-name="P11"><text:span text:style-name="T7">Třídy jako datové typy:</text:span></text:p>
              </text:list-item>
            </text:list>
            <text:list text:style-name="L2">
              <text:list-item>
                <text:list>
                  <text:list-item>
                    <text:list>
                      <text:list-item>
                        <text:p text:style-name="P13"><text:span text:style-name="T7">zásobník,</text:span></text:p>
                      </text:list-item>
                    </text:list>
                  </text:list-item>
                </text:list>
              </text:list-item>
            </text:list>
            <text:list text:style-name="L2">
              <text:list-item>
                <text:list>
                  <text:list-item>
                    <text:list>
                      <text:list-item>
                        <text:p text:style-name="P13"><text:span text:style-name="T7">fronta.</text:span></text:p>
                      </text:list-item>
                    </text:list>
                  </text:list-item>
                </text:list>
              </text:list-item>
            </text:list>
          </draw:text-box>
        </draw:frame>
        <presentation:notes draw:style-name="dp2">
          <draw:page-thumbnail draw:style-name="gr4" draw:layer="layout" svg:width="12.699cm" svg:height="9.524cm" svg:x="3.175cm" svg:y="1.93cm" draw:page-number="2" presentation:class="page"/>
          <draw:frame presentation:style-name="pr2" draw:text-style-name="P5" draw:layer="layout" svg:width="15.239cm" svg:height="11.43cm" svg:x="1.905cm" svg:y="12.065cm" presentation:class="notes" presentation:placeholder="true">
            <draw:text-box/>
          </draw:frame>
        </presentation:notes>
      </draw:page>
      <draw:page draw:name="page3"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7.909cm" svg:x="1cm" svg:y="2.5cm">
          <draw:text-box>
            <text:list text:style-name="L1">
              <text:list-item>
                <text:p text:style-name="P10"><text:span text:style-name="T6">Minulá přednáška</text:span></text:p>
              </text:list-item>
            </text:list>
            <text:list text:style-name="L1">
              <text:list-item>
                <text:p text:style-name="P5"><text:span text:style-name="T7"/></text:p>
              </text:list-item>
            </text:list>
            <text:list text:style-name="L2">
              <text:list-item>
                <text:p text:style-name="P11"><text:span text:style-name="T7">Deklarace třídy.</text:span></text:p>
              </text:list-item>
            </text:list>
            <text:list text:style-name="L2">
              <text:list-item>
                <text:p text:style-name="P11"><text:span text:style-name="T7">Konstruktor, destruktor, metody.</text:span></text:p>
              </text:list-item>
            </text:list>
            <text:list text:style-name="L2">
              <text:list-item>
                <text:p text:style-name="P11"><text:span text:style-name="T7">Zapouzdření.</text:span></text:p>
              </text:list-item>
            </text:list>
            <text:list text:style-name="L2">
              <text:list-item>
                <text:p text:style-name="P11"><text:span text:style-name="T7">Třídní a instanční proměnné a metody.</text:span></text:p>
              </text:list-item>
            </text:list>
            <text:list text:style-name="L2">
              <text:list-item>
                <text:p text:style-name="P11"><text:span text:style-name="T7">Třídy v C++ a struktury v C. </text:span></text:p>
              </text:list-item>
            </text:list>
          </draw:text-box>
        </draw:frame>
        <draw:frame draw:style-name="gr8" draw:text-style-name="P5" draw:layer="layout" svg:width="0.5cm" svg:height="1.204cm" svg:x="22.5cm" svg:y="-2cm">
          <draw:text-box>
            <text:p text:style-name="P5"/>
          </draw:text-box>
        </draw:frame>
        <presentation:notes draw:style-name="dp2">
          <draw:page-thumbnail draw:style-name="gr4" draw:layer="layout" svg:width="12.699cm" svg:height="9.524cm" svg:x="3.175cm" svg:y="1.93cm" draw:page-number="3" presentation:class="page"/>
          <draw:frame presentation:style-name="pr2" draw:text-style-name="P17" draw:layer="layout" svg:width="15.239cm" svg:height="11.43cm" svg:x="1.905cm" svg:y="12.065cm" presentation:class="notes" presentation:placeholder="true">
            <draw:text-box/>
          </draw:frame>
        </presentation:notes>
      </draw:page>
      <draw:page draw:name="page4"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0.972cm" svg:x="1cm" svg:y="2.5cm">
          <draw:text-box>
            <text:list text:style-name="L1">
              <text:list-item>
                <text:p text:style-name="P10"><text:span text:style-name="T6">Konstruktory</text:span></text:p>
              </text:list-item>
            </text:list>
            <text:list text:style-name="L1">
              <text:list-item>
                <text:p text:style-name="P5"><text:span text:style-name="T7"/></text:p>
              </text:list-item>
            </text:list>
            <text:list text:style-name="L2">
              <text:list-item>
                <text:p text:style-name="P11"><text:span text:style-name="T7">Volán automaticky při vytváření nové instance.</text:span></text:p>
              </text:list-item>
            </text:list>
            <text:list text:style-name="L2">
              <text:list-item>
                <text:p text:style-name="P11"><text:span text:style-name="T7">Rozlišení konstruktoru – pravidla přetěžování funkcí.</text:span></text:p>
              </text:list-item>
            </text:list>
            <text:list text:style-name="L2">
              <text:list-item>
                <text:p text:style-name="P11"><text:span text:style-name="T7">Speciální typy konstruktorů:</text:span></text:p>
              </text:list-item>
            </text:list>
            <text:list text:style-name="L2">
              <text:list-item>
                <text:list>
                  <text:list-item>
                    <text:p text:style-name="P12"><text:span text:style-name="T7">implicitní,</text:span></text:p>
                  </text:list-item>
                </text:list>
              </text:list-item>
            </text:list>
            <text:list text:style-name="L2">
              <text:list-item>
                <text:list>
                  <text:list-item>
                    <text:p text:style-name="P12"><text:span text:style-name="T7">kopírující,</text:span></text:p>
                  </text:list-item>
                </text:list>
              </text:list-item>
            </text:list>
            <text:list text:style-name="L2">
              <text:list-item>
                <text:list>
                  <text:list-item>
                    <text:p text:style-name="P12"><text:span text:style-name="T7">uživatelské konverze.</text:span></text:p>
                  </text:list-item>
                </text:list>
              </text:list-item>
            </text:list>
            <text:list text:style-name="L2">
              <text:list-item>
                <text:p text:style-name="P11"><text:span text:style-name="T7">Volány systémem, pokud instance vzniká za specifických okolností.</text:span></text:p>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4" presentation:class="page"/>
          <draw:frame presentation:style-name="pr2" draw:text-style-name="P17" draw:layer="layout" svg:width="15.239cm" svg:height="11.43cm" svg:x="1.905cm" svg:y="12.065cm" presentation:class="notes" presentation:placeholder="true">
            <draw:text-box/>
          </draw:frame>
        </presentation:notes>
      </draw:page>
      <draw:page draw:name="page5"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077cm" svg:x="1cm" svg:y="2.5cm">
          <draw:text-box>
            <text:list text:style-name="L1">
              <text:list-item>
                <text:p text:style-name="P10"><text:span text:style-name="T6">Implicitní konstruktor</text:span></text:p>
              </text:list-item>
            </text:list>
            <text:list text:style-name="L1">
              <text:list-item>
                <text:p text:style-name="P5"><text:span text:style-name="T7"/></text:p>
              </text:list-item>
            </text:list>
            <text:list text:style-name="L2">
              <text:list-item>
                <text:p text:style-name="P11"><text:span text:style-name="T7">Konstruktor volatelný bez parametrů:</text:span></text:p>
              </text:list-item>
            </text:list>
            <text:list text:style-name="L2">
              <text:list-item>
                <text:list>
                  <text:list-item>
                    <text:p text:style-name="P12"><text:span text:style-name="T7">nemá žádné formální parametry,</text:span></text:p>
                  </text:list-item>
                </text:list>
              </text:list-item>
            </text:list>
            <text:list text:style-name="L2">
              <text:list-item>
                <text:list>
                  <text:list-item>
                    <text:p text:style-name="P12"><text:span text:style-name="T7">nebo má pro všechny parametry implicitní hodnoty.</text:span></text:p>
                  </text:list-item>
                </text:list>
              </text:list-item>
            </text:list>
            <text:list text:style-name="L2">
              <text:list-item>
                <text:p text:style-name="P11"><text:span text:style-name="T7">Použit, pokud instance vzniká a parametry nejsou k dispozici (pole objektů, členská proměnná jiného objektu).</text:span></text:p>
              </text:list-item>
            </text:list>
            <text:list text:style-name="L2">
              <text:list-item>
                <text:p text:style-name="P11"><text:span text:style-name="T7">Vygenerován systémem automaticky, pokud:</text:span></text:p>
              </text:list-item>
            </text:list>
            <text:list text:style-name="L2">
              <text:list-item>
                <text:list>
                  <text:list-item>
                    <text:p text:style-name="P12"><text:span text:style-name="T7">má vzniknout instance a</text:span></text:p>
                  </text:list-item>
                </text:list>
              </text:list-item>
            </text:list>
            <text:list text:style-name="L2">
              <text:list-item>
                <text:list>
                  <text:list-item>
                    <text:p text:style-name="P12"><text:span text:style-name="T7">ve třídě neexistuje žádný jiný konstruktor.</text:span></text:p>
                  </text:list-item>
                </text:list>
              </text:list-item>
            </text:list>
            <text:list text:style-name="L2">
              <text:list-item>
                <text:p text:style-name="P11"><text:span text:style-name="T7">Vygenerovaný implicitní konstruktor:</text:span></text:p>
              </text:list-item>
            </text:list>
            <text:list text:style-name="L2">
              <text:list-item>
                <text:list>
                  <text:list-item>
                    <text:p text:style-name="P12"><text:span text:style-name="T7">volá implicitní konstruktory staticky alokovaných členských proměnných – objektů,</text:span></text:p>
                  </text:list-item>
                </text:list>
              </text:list-item>
            </text:list>
            <text:list text:style-name="L2">
              <text:list-item>
                <text:list>
                  <text:list-item>
                    <text:p text:style-name="P12"><text:span text:style-name="T7">ostatní členské proměnné nechá </text:span><text:span text:style-name="T9">neinicializované</text:span><text:span text:style-name="T7">.</text:span></text:p>
                  </text:list-item>
                </text:list>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5" presentation:class="page"/>
          <draw:frame presentation:style-name="pr2" draw:text-style-name="P17" draw:layer="layout" svg:width="15.239cm" svg:height="11.43cm" svg:x="1.905cm" svg:y="12.065cm" presentation:class="notes" presentation:placeholder="true">
            <draw:text-box/>
          </draw:frame>
        </presentation:notes>
      </draw:page>
      <draw:page draw:name="page6"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083cm" svg:x="1cm" svg:y="2.5cm">
          <draw:text-box>
            <text:p text:style-name="P10"><text:span text:style-name="T6">Implicitní konstruktor</text:span></text:p>
            <text:p text:style-name="P5"><text:span text:style-name="T7"/></text:p>
            <text:p text:style-name="P5"><text:span text:style-name="T10">class CFoo { … };</text:span></text:p>
            <text:p text:style-name="P5"><text:span text:style-name="T10"/></text:p>
            <text:p text:style-name="P5"><text:span text:style-name="T10">CFoo * array = new CFoo [100]; </text:span></text:p>
            <text:p text:style-name="P5"><text:span text:style-name="T10"><text:s/></text:span><text:span text:style-name="T11">// celkem se vola 100 x implicitni konstruktor, </text:span></text:p>
            <text:p text:style-name="P5"><text:span text:style-name="T11"><text:s/></text:span><text:span text:style-name="T11">// pro každý prvek pole 1x</text:span></text:p>
            <text:p text:style-name="P5"><text:span text:style-name="T10">…</text:span></text:p>
            <text:p text:style-name="P5"><text:span text:style-name="T10">delete [] array; </text:span></text:p>
            <text:p text:style-name="P5"><text:span text:style-name="T10"><text:s/></text:span><text:span text:style-name="T11">// vola 100x destruktor</text:span></text:p>
            <text:p text:style-name="P5"><text:span text:style-name="T10"/></text:p>
            <text:p text:style-name="P5"><text:span text:style-name="T11"><text:s/></text:span><text:span text:style-name="T11">// ----------------------------</text:span></text:p>
            <text:p text:style-name="P5"><text:span text:style-name="T11"/></text:p>
            <text:p text:style-name="P5"><text:span text:style-name="T10">CFoo * array2 = new CFoo [100]; </text:span></text:p>
            <text:p text:style-name="P5"/>
            <text:p text:style-name="P5"><text:span text:style-name="T12">delete array2; </text:span></text:p>
            <text:p text:style-name="P5"><text:span text:style-name="T11"><text:s/></text:span><text:span text:style-name="T11">// bez [] by se destruktor pouze 1x pro prvni objekt</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6" presentation:class="page"/>
          <draw:frame presentation:style-name="pr2" draw:text-style-name="P17" draw:layer="layout" svg:width="15.239cm" svg:height="11.43cm" svg:x="1.905cm" svg:y="12.065cm" presentation:class="notes" presentation:placeholder="true">
            <draw:text-box/>
          </draw:frame>
        </presentation:notes>
      </draw:page>
      <draw:page draw:name="page7"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5cm">
          <draw:text-box>
            <text:p text:style-name="P10"><text:span text:style-name="T6">Implicitní konstruktor</text:span></text:p>
            <text:p text:style-name="P5"><text:span text:style-name="T7"/></text:p>
            <text:p text:style-name="P5"><text:span text:style-name="T10">class CFoo </text:span></text:p>
            <text:p text:style-name="P5"><text:span text:style-name="T10"><text:s/></text:span><text:span text:style-name="T10">{ … </text:span></text:p>
            <text:p text:style-name="P5"><text:span text:style-name="T10"><text:s text:c="3"/></text:span><text:span text:style-name="T10">CFoo ( int x = 20 ) { … } </text:span><text:span text:style-name="T11">//impl. konstruktor CFoo</text:span></text:p>
            <text:p text:style-name="P5"><text:span text:style-name="T10"><text:s/></text:span><text:span text:style-name="T10">};</text:span></text:p>
            <text:p text:style-name="P5"><text:span text:style-name="T10"/></text:p>
            <text:p text:style-name="P5"><text:span text:style-name="T10">class CBar </text:span></text:p>
            <text:p text:style-name="P5"><text:span text:style-name="T10"><text:s/></text:span><text:span text:style-name="T10">{</text:span></text:p>
            <text:p text:style-name="P5"><text:span text:style-name="T10"><text:s text:c="3"/></text:span><text:span text:style-name="T10">CFoo <text:s text:c="2"/>Stat;</text:span></text:p>
            <text:p text:style-name="P5"><text:span text:style-name="T10"><text:s text:c="3"/></text:span><text:span text:style-name="T10">CFoo * Dyn;</text:span></text:p>
            <text:p text:style-name="P5"><text:span text:style-name="T10"><text:s text:c="7"/></text:span><text:span text:style-name="T10">CBar :: CBar ( int x );</text:span></text:p>
            <text:p text:style-name="P5"><text:span text:style-name="T10"><text:s/></text:span><text:span text:style-name="T10">};</text:span></text:p>
            <text:p text:style-name="P5"><text:span text:style-name="T10"/></text:p>
            <text:p text:style-name="P5"><text:span text:style-name="T10">CBar::CBar ( int x )</text:span></text:p>
            <text:p text:style-name="P5"><text:span text:style-name="T10"><text:s/></text:span><text:span text:style-name="T10">{ </text:span><text:span text:style-name="T11">// zde se vola impl konstruktor pro Stat</text:span></text:p>
            <text:p text:style-name="P5"><text:span text:style-name="T10"><text:s text:c="3"/></text:span><text:span text:style-name="T10">Dyn = new CFoo ( 20 );</text:span></text:p>
            <text:p text:style-name="P5"><text:span text:style-name="T10"><text:s/></text:span><text:span text:style-name="T10">}</text:span></text:p>
            <text:p text:style-name="P5"><text:span text:style-name="T11"/></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7" presentation:class="page"/>
          <draw:frame presentation:style-name="pr2" draw:text-style-name="P17" draw:layer="layout" svg:width="15.239cm" svg:height="11.43cm" svg:x="1.905cm" svg:y="12.065cm" presentation:class="notes" presentation:placeholder="true">
            <draw:text-box/>
          </draw:frame>
        </presentation:notes>
      </draw:page>
      <draw:page draw:name="page8"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492cm">
          <draw:text-box>
            <text:p text:style-name="P10"><text:span text:style-name="T6">Implicitní konstruktor</text:span></text:p>
            <text:p text:style-name="P5"><text:span text:style-name="T7"/></text:p>
            <text:p text:style-name="P5"><text:span text:style-name="T10">class CFoo </text:span></text:p>
            <text:p text:style-name="P5"><text:span text:style-name="T10"><text:s/></text:span><text:span text:style-name="T10">{ … </text:span></text:p>
            <text:p text:style-name="P5"><text:span text:style-name="T10"><text:s text:c="3"/></text:span><text:span text:style-name="T10">CFoo ( int x ) { … } </text:span><text:span text:style-name="T11">// konstruktor CFoo, ne impl.</text:span></text:p>
            <text:p text:style-name="P5"><text:span text:style-name="T10"><text:s/></text:span><text:span text:style-name="T10">};</text:span></text:p>
            <text:p text:style-name="P5"><text:span text:style-name="T10"/></text:p>
            <text:p text:style-name="P5"><text:span text:style-name="T10">class CBar </text:span></text:p>
            <text:p text:style-name="P5"><text:span text:style-name="T10"><text:s/></text:span><text:span text:style-name="T10">{</text:span></text:p>
            <text:p text:style-name="P5"><text:span text:style-name="T10"><text:s text:c="3"/></text:span><text:span text:style-name="T10">CFoo <text:s text:c="2"/>Stat;</text:span></text:p>
            <text:p text:style-name="P5"><text:span text:style-name="T10"><text:s text:c="3"/></text:span><text:span text:style-name="T10">CFoo * Dyn;</text:span></text:p>
            <text:p text:style-name="P5"><text:span text:style-name="T10"><text:s text:c="7"/></text:span><text:span text:style-name="T10">CBar :: CBar ( int x );</text:span></text:p>
            <text:p text:style-name="P5"><text:span text:style-name="T10"><text:s/></text:span><text:span text:style-name="T10">};</text:span></text:p>
            <text:p text:style-name="P5"><text:span text:style-name="T10"/></text:p>
            <text:p text:style-name="P5"><text:span text:style-name="T10">CBar::CBar ( int x )</text:span></text:p>
            <text:p text:style-name="P5"><text:span text:style-name="T10"><text:s/></text:span><text:span text:style-name="T10">{ </text:span><text:span text:style-name="T12">// zde se ma volat impl. konstruktor pro Stat,</text:span></text:p>
            <text:p text:style-name="P5"><text:span text:style-name="T12"><text:s text:c="3"/></text:span><text:span text:style-name="T12">// neexituje, nedoplni se automaticky -&gt; chyba</text:span></text:p>
            <text:p text:style-name="P5"><text:span text:style-name="T10"><text:s text:c="3"/></text:span><text:span text:style-name="T10">Dyn = new CFoo ( 20 );</text:span></text:p>
            <text:p text:style-name="P5"><text:span text:style-name="T10"><text:s/></text:span><text:span text:style-name="T10">}</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8" presentation:class="page"/>
          <draw:frame presentation:style-name="pr2" draw:text-style-name="P17" draw:layer="layout" svg:width="15.239cm" svg:height="11.43cm" svg:x="1.905cm" svg:y="12.065cm" presentation:class="notes" presentation:placeholder="true">
            <draw:text-box/>
          </draw:frame>
        </presentation:notes>
      </draw:page>
      <draw:page draw:name="page9"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748cm" svg:x="1cm" svg:y="2.492cm">
          <draw:text-box>
            <text:p text:style-name="P10"><text:span text:style-name="T6">Implicitní konstruktor</text:span></text:p>
            <text:p text:style-name="P5"><text:span text:style-name="T7"/></text:p>
            <text:p text:style-name="P5"><text:span text:style-name="T10">class CFoo </text:span></text:p>
            <text:p text:style-name="P5"><text:span text:style-name="T10"><text:s/></text:span><text:span text:style-name="T10">{ … </text:span></text:p>
            <text:p text:style-name="P5"><text:span text:style-name="T10"><text:s text:c="3"/></text:span><text:span text:style-name="T10">CFoo ( int x ) { … } </text:span><text:span text:style-name="T11">// konstruktor CFoo, ne impl.</text:span></text:p>
            <text:p text:style-name="P5"><text:span text:style-name="T10"><text:s/></text:span><text:span text:style-name="T10">};</text:span></text:p>
            <text:p text:style-name="P5"><text:span text:style-name="T10"/></text:p>
            <text:p text:style-name="P5"><text:span text:style-name="T10">class CBar </text:span></text:p>
            <text:p text:style-name="P5"><text:span text:style-name="T10"><text:s/></text:span><text:span text:style-name="T10">{</text:span></text:p>
            <text:p text:style-name="P5"><text:span text:style-name="T10"><text:s text:c="3"/></text:span><text:span text:style-name="T10">CFoo <text:s text:c="2"/>Stat;</text:span></text:p>
            <text:p text:style-name="P5"><text:span text:style-name="T10"><text:s text:c="3"/></text:span><text:span text:style-name="T10">CFoo * Dyn;</text:span></text:p>
            <text:p text:style-name="P5"><text:span text:style-name="T10"><text:s text:c="7"/></text:span><text:span text:style-name="T10">CBar :: CBar ( int x );</text:span></text:p>
            <text:p text:style-name="P5"><text:span text:style-name="T10"><text:s/></text:span><text:span text:style-name="T10">};</text:span></text:p>
            <text:p text:style-name="P5"><text:span text:style-name="T10"/></text:p>
            <text:p text:style-name="P5"><text:span text:style-name="T10">CBar::CBar ( int x ) </text:span><text:span text:style-name="T13">: Stat ( 10 )</text:span></text:p>
            <text:p text:style-name="P5"><text:span text:style-name="T10"><text:s/></text:span><text:span text:style-name="T10">{ </text:span></text:p>
            <text:p text:style-name="P5"><text:span text:style-name="T10"><text:s text:c="3"/></text:span><text:span text:style-name="T10">Dyn = new CFoo ( 20 );</text:span></text:p>
            <text:p text:style-name="P5"><text:span text:style-name="T10"><text:s/></text:span><text:span text:style-name="T10">}</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9" presentation:class="page"/>
          <draw:frame presentation:style-name="pr2" draw:text-style-name="P17" draw:layer="layout" svg:width="15.239cm" svg:height="11.43cm" svg:x="1.905cm" svg:y="12.065cm" presentation:class="notes" presentation:placeholder="true">
            <draw:text-box/>
          </draw:frame>
        </presentation:notes>
      </draw:page>
      <draw:page draw:name="page10"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41cm" svg:x="1cm" svg:y="2.5cm">
          <draw:text-box>
            <text:list text:style-name="L1">
              <text:list-item>
                <text:p text:style-name="P10"><text:span text:style-name="T6">Implicitní konstruktor a Java</text:span></text:p>
              </text:list-item>
            </text:list>
            <text:list text:style-name="L1">
              <text:list-item>
                <text:p text:style-name="P5"><text:span text:style-name="T7"/></text:p>
              </text:list-item>
            </text:list>
            <text:list text:style-name="L2">
              <text:list-item>
                <text:p text:style-name="P11"><text:span text:style-name="T7">Existuje v Javě implicitní konstruktor?</text:span></text:p>
              </text:list-item>
            </text:list>
            <text:list text:style-name="L2">
              <text:list-item>
                <text:list>
                  <text:list-item>
                    <text:p text:style-name="P12"><text:span text:style-name="T7">Java vytváří instance pouze dynamicky,</text:span></text:p>
                  </text:list-item>
                </text:list>
              </text:list-item>
            </text:list>
            <text:list text:style-name="L2">
              <text:list-item>
                <text:list>
                  <text:list-item>
                    <text:p text:style-name="P12"><text:span text:style-name="T7">Java neumí alokovat pole objektů.</text:span></text:p>
                  </text:list-item>
                </text:list>
              </text:list-item>
            </text:list>
            <text:list text:style-name="L2">
              <text:list-item>
                <text:p text:style-name="P11"><text:span text:style-name="T7">V Javě není implicitní konstruktor třeba.</text:span></text:p>
              </text:list-item>
            </text:list>
            <text:list text:style-name="L2">
              <text:list-item>
                <text:p text:style-name="P11"><text:span text:style-name="T7">Toto je pole objektů:</text:span></text:p>
              </text:list-item>
            </text:list>
            <text:list text:style-name="L1">
              <text:list-item>
                <text:p text:style-name="P5"><text:span text:style-name="T10"/></text:p>
              </text:list-item>
            </text:list>
            <text:list text:style-name="L1">
              <text:list-item>
                <text:p text:style-name="P5"><text:span text:style-name="T10">string <text:s/>* array = new string [100]; </text:span><text:span text:style-name="T11">// C++</text:span></text:p>
              </text:list-item>
            </text:list>
            <text:list text:style-name="L1">
              <text:list-item>
                <text:p text:style-name="P5"><text:span text:style-name="T14"/></text:p>
              </text:list-item>
            </text:list>
            <text:list text:style-name="L2">
              <text:list-item>
                <text:p text:style-name="P11"><text:span text:style-name="T7">Toto není v Javě pole objektů, ale pole referencí:</text:span></text:p>
              </text:list-item>
            </text:list>
            <text:list text:style-name="L1">
              <text:list-item>
                <text:p text:style-name="P5"><text:span text:style-name="T10"/></text:p>
              </text:list-item>
            </text:list>
            <text:list text:style-name="L1">
              <text:list-item>
                <text:p text:style-name="P5"><text:span text:style-name="T10">String array [] = new String [100]; </text:span><text:span text:style-name="T11">// Java</text:span></text:p>
              </text:list-item>
            </text:list>
            <text:list text:style-name="L1">
              <text:list-item>
                <text:p text:style-name="P5"><text:span text:style-name="T10"/></text:p>
              </text:list-item>
            </text:list>
            <text:list text:style-name="L2">
              <text:list-item>
                <text:p text:style-name="P11"><text:span text:style-name="T7">Poli Java referencí odpovídá C++ deklarace:</text:span></text:p>
              </text:list-item>
            </text:list>
            <text:list text:style-name="L1">
              <text:list-item>
                <text:p text:style-name="P5"><text:span text:style-name="T10"/></text:p>
              </text:list-item>
            </text:list>
            <text:list text:style-name="L1">
              <text:list-item>
                <text:p text:style-name="P5"><text:span text:style-name="T10">string ** array = new string [100]; </text:span><text:span text:style-name="T11">// C++</text:span></text:p>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0" presentation:class="page"/>
          <draw:frame presentation:style-name="pr2" draw:text-style-name="P17" draw:layer="layout" svg:width="15.239cm" svg:height="11.43cm" svg:x="1.905cm" svg:y="12.065cm" presentation:class="notes" presentation:placeholder="true">
            <draw:text-box/>
          </draw:frame>
        </presentation:notes>
      </draw:page>
      <draw:page draw:name="page11"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4.035cm" svg:x="1cm" svg:y="2.5cm">
          <draw:text-box>
            <text:list text:style-name="L1">
              <text:list-item>
                <text:p text:style-name="P10"><text:span text:style-name="T6">Kopírující konstruktor</text:span></text:p>
              </text:list-item>
            </text:list>
            <text:list text:style-name="L1">
              <text:list-item>
                <text:p text:style-name="P5"><text:span text:style-name="T7"/></text:p>
              </text:list-item>
            </text:list>
            <text:list text:style-name="L2">
              <text:list-item>
                <text:p text:style-name="P11"><text:span text:style-name="T7">Konstruktor, který má parametrem konstantní referenci na instanci své třídy.</text:span></text:p>
              </text:list-item>
            </text:list>
            <text:list text:style-name="L2">
              <text:list-item>
                <text:p text:style-name="P11"><text:span text:style-name="T7">Volán pokud:</text:span></text:p>
              </text:list-item>
            </text:list>
            <text:list text:style-name="L2">
              <text:list-item>
                <text:list>
                  <text:list-item>
                    <text:p text:style-name="P12"><text:span text:style-name="T7">vzniká nová instance,</text:span></text:p>
                  </text:list-item>
                </text:list>
              </text:list-item>
            </text:list>
            <text:list text:style-name="L2">
              <text:list-item>
                <text:list>
                  <text:list-item>
                    <text:p text:style-name="P12"><text:span text:style-name="T7">instance vzniká jako kopie existující instance.</text:span></text:p>
                  </text:list-item>
                </text:list>
              </text:list-item>
            </text:list>
            <text:list text:style-name="L2">
              <text:list-item>
                <text:p text:style-name="P11"><text:span text:style-name="T7">Vygenerován automaticky, pokud ve třídě neexistuje.</text:span></text:p>
              </text:list-item>
            </text:list>
            <text:list text:style-name="L2">
              <text:list-item>
                <text:p text:style-name="P11"><text:span text:style-name="T7">Vygenerovaný kopírující konstuktor:</text:span></text:p>
              </text:list-item>
            </text:list>
            <text:list text:style-name="L2">
              <text:list-item>
                <text:list>
                  <text:list-item>
                    <text:p text:style-name="P12"><text:span text:style-name="T7">vytvoří kopie staticky alokovaných členských proměnných – objektů voláním jejich kopírujících konstruktorů,</text:span></text:p>
                  </text:list-item>
                </text:list>
              </text:list-item>
            </text:list>
            <text:list text:style-name="L2">
              <text:list-item>
                <text:list>
                  <text:list-item>
                    <text:p text:style-name="P12"><text:span text:style-name="T7">ostatní členské proměnné zkopíruje binárně.</text:span></text:p>
                  </text:list-item>
                </text:list>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1" presentation:class="page"/>
          <draw:frame presentation:style-name="pr2" draw:text-style-name="P17" draw:layer="layout" svg:width="15.239cm" svg:height="11.43cm" svg:x="1.905cm" svg:y="12.065cm" presentation:class="notes" presentation:placeholder="true">
            <draw:text-box/>
          </draw:frame>
        </presentation:notes>
      </draw:page>
      <draw:page draw:name="page12"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5cm">
          <draw:text-box>
            <text:p text:style-name="P10"><text:span text:style-name="T6">Kopírující konstruktor</text:span></text:p>
            <text:p text:style-name="P5"><text:span text:style-name="T7"/></text:p>
            <text:p text:style-name="P5"><text:span text:style-name="T10">class CFoo { … };</text:span></text:p>
            <text:p text:style-name="P5"><text:span text:style-name="T10"/></text:p>
            <text:p text:style-name="P5"><text:span text:style-name="T10">void foo1 ( CFoo <text:s text:c="2"/>a ) { … }</text:span></text:p>
            <text:p text:style-name="P5"><text:span text:style-name="T10">void foo2 ( CFoo &amp; a ) { … }</text:span></text:p>
            <text:p text:style-name="P5"><text:span text:style-name="T10">void foo3 ( CFoo * a ) { … }</text:span></text:p>
            <text:p text:style-name="P5"><text:span text:style-name="T10"/></text:p>
            <text:p text:style-name="P5"><text:span text:style-name="T10">CFoo <text:s/>x;</text:span></text:p>
            <text:p text:style-name="P5"><text:span text:style-name="T10">CFoo <text:s/>y (x); </text:span><text:span text:style-name="T11">// volan copy konstruktor</text:span></text:p>
            <text:p text:style-name="P5"><text:span text:style-name="T10">CFoo <text:s/>z = x; </text:span><text:span text:style-name="T11">// volan copy konstruktor</text:span></text:p>
            <text:p text:style-name="P5"><text:span text:style-name="T10"/></text:p>
            <text:p text:style-name="P5"><text:span text:style-name="T10">foo1 ( x ); <text:s/></text:span><text:span text:style-name="T11">// volan copy konstruktor</text:span></text:p>
            <text:p text:style-name="P5"><text:span text:style-name="T10">foo2 ( x ); <text:s/></text:span><text:span text:style-name="T11">// neni volan zadny konstruktor</text:span></text:p>
            <text:p text:style-name="P5"><text:span text:style-name="T10">foo3 ( &amp;x ); </text:span><text:span text:style-name="T11">// neni volan zadny konstruktor</text:span></text:p>
            <text:p text:style-name="P5"><text:span text:style-name="T10"/></text:p>
            <text:p text:style-name="P5"><text:span text:style-name="T10">CFoo a = x; <text:s/></text:span><text:span text:style-name="T11">// volan copy konstruktor</text:span></text:p>
            <text:p text:style-name="P5"><text:span text:style-name="T10">z = x; <text:s text:c="6"/></text:span><text:span text:style-name="T11">// neni volan copy konstruktor, ale </text:span></text:p>
            <text:p text:style-name="P5"><text:span text:style-name="T11"><text:s text:c="13"/></text:span><text:span text:style-name="T11">// operator = (pozdeji)</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2" presentation:class="page"/>
          <draw:frame presentation:style-name="pr2" draw:text-style-name="P17" draw:layer="layout" svg:width="15.239cm" svg:height="11.43cm" svg:x="1.905cm" svg:y="12.065cm" presentation:class="notes" presentation:placeholder="true">
            <draw:text-box/>
          </draw:frame>
        </presentation:notes>
      </draw:page>
      <draw:page draw:name="page13"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056cm" svg:x="1cm" svg:y="2.5cm">
          <draw:text-box>
            <text:list text:style-name="L1">
              <text:list-item>
                <text:p text:style-name="P10"><text:span text:style-name="T6">Kopírující konstruktor</text:span></text:p>
              </text:list-item>
            </text:list>
            <text:list text:style-name="L1">
              <text:list-item>
                <text:p text:style-name="P5"><text:span text:style-name="T7"/></text:p>
              </text:list-item>
            </text:list>
            <text:list text:style-name="L2">
              <text:list-item>
                <text:p text:style-name="P11"><text:span text:style-name="T7">Kdy automaticky generovaný kopírující konstruktor nestačí?</text:span></text:p>
              </text:list-item>
            </text:list>
            <text:list text:style-name="L2">
              <text:list-item>
                <text:list>
                  <text:list-item>
                    <text:p text:style-name="P12"><text:span text:style-name="T7">Obsahuje-li instance dynamicky alokovaná data,</text:span></text:p>
                  </text:list-item>
                </text:list>
              </text:list-item>
            </text:list>
            <text:list text:style-name="L2">
              <text:list-item>
                <text:list>
                  <text:list-item>
                    <text:p text:style-name="P12"><text:span text:style-name="T7">prostředky OS (soubory, sockety, semafory, thready, mutexy, ...),</text:span></text:p>
                  </text:list-item>
                </text:list>
              </text:list-item>
            </text:list>
            <text:list text:style-name="L2">
              <text:list-item>
                <text:list>
                  <text:list-item>
                    <text:p text:style-name="P12"><text:span text:style-name="T7">využíváme-li techniku počítaných referencí (bude vysvětleno později).</text:span></text:p>
                  </text:list-item>
                </text:list>
              </text:list-item>
            </text:list>
            <text:list text:style-name="L2">
              <text:list-item>
                <text:p text:style-name="P11"><text:span text:style-name="T7">"Pravidlo" pro návrh tříd – následující rozhraní mívají třídy buď celé nebo vůbec:</text:span></text:p>
              </text:list-item>
            </text:list>
            <text:list text:style-name="L2">
              <text:list-item>
                <text:list>
                  <text:list-item>
                    <text:p text:style-name="P12"><text:span text:style-name="T7">kopírující konstuktor,</text:span></text:p>
                  </text:list-item>
                </text:list>
              </text:list-item>
            </text:list>
            <text:list text:style-name="L2">
              <text:list-item>
                <text:list>
                  <text:list-item>
                    <text:p text:style-name="P12"><text:span text:style-name="T7">přetížený operátor =,</text:span></text:p>
                  </text:list-item>
                </text:list>
              </text:list-item>
            </text:list>
            <text:list text:style-name="L2">
              <text:list-item>
                <text:list>
                  <text:list-item>
                    <text:p text:style-name="P12"><text:span text:style-name="T7">destruktor.</text:span></text:p>
                  </text:list-item>
                </text:list>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3" presentation:class="page"/>
          <draw:frame presentation:style-name="pr2" draw:text-style-name="P17" draw:layer="layout" svg:width="15.239cm" svg:height="11.43cm" svg:x="1.905cm" svg:y="12.065cm" presentation:class="notes" presentation:placeholder="true">
            <draw:text-box/>
          </draw:frame>
        </presentation:notes>
      </draw:page>
      <draw:page draw:name="page14"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492cm">
          <draw:text-box>
            <text:p text:style-name="P10"><text:span text:style-name="T6">Kopírující konstruktor</text:span></text:p>
            <text:p text:style-name="P5"><text:span text:style-name="T7"/></text:p>
            <text:p text:style-name="P5"><text:span text:style-name="T10">class CFoo </text:span></text:p>
            <text:p text:style-name="P5"><text:span text:style-name="T10"><text:s/></text:span><text:span text:style-name="T10">{ </text:span></text:p>
            <text:p text:style-name="P5"><text:span text:style-name="T10"><text:s text:c="4"/></text:span><text:span text:style-name="T10">char * str;</text:span></text:p>
            <text:p text:style-name="P5"><text:span text:style-name="T10"><text:s text:c="4"/></text:span><text:span text:style-name="T10">int <text:s text:c="3"/>len;</text:span></text:p>
            <text:p text:style-name="P5"><text:span text:style-name="T10"><text:s text:c="3"/></text:span><text:span text:style-name="T10">public:</text:span></text:p>
            <text:p text:style-name="P5"><text:span text:style-name="T10"><text:s text:c="17"/></text:span><text:span text:style-name="T10">CFoo <text:s text:c="2"/>( const char * str = "" )</text:span></text:p>
            <text:p text:style-name="P5"><text:span text:style-name="T10"><text:s text:c="5"/></text:span><text:span text:style-name="T10">{ </text:span></text:p>
            <text:p text:style-name="P5"><text:span text:style-name="T10"><text:s text:c="7"/></text:span><text:span text:style-name="T10">len <text:s text:c="8"/>= strlen ( str );</text:span></text:p>
            <text:p text:style-name="P5"><text:span text:style-name="T10"><text:s text:c="7"/></text:span><text:span text:style-name="T10">this -&gt; str = new char [len + 1];</text:span></text:p>
            <text:p text:style-name="P5"><text:span text:style-name="T10"><text:s text:c="7"/></text:span><text:span text:style-name="T10">strncpy <text:s text:c="4"/>( this -&gt; str, str, len + 1 );</text:span></text:p>
            <text:p text:style-name="P5"><text:span text:style-name="T10"><text:s text:c="5"/></text:span><text:span text:style-name="T10">}</text:span></text:p>
            <text:p text:style-name="P5"><text:span text:style-name="T10"><text:s/></text:span></text:p>
            <text:p text:style-name="P5"><text:span text:style-name="T10"><text:s text:c="16"/></text:span><text:span text:style-name="T10">~CFoo <text:s text:c="2"/>( void ) </text:span></text:p>
            <text:p text:style-name="P5"><text:span text:style-name="T10"><text:s text:c="5"/></text:span><text:span text:style-name="T10">{ delete [] str; }</text:span></text:p>
            <text:p text:style-name="P5"><text:span text:style-name="T10"/></text:p>
            <text:p text:style-name="P5"><text:span text:style-name="T10"><text:s text:c="4"/></text:span><text:span text:style-name="T10">const char * GetStr ( void ) const <text:s text:c="2"/></text:span></text:p>
            <text:p text:style-name="P5"><text:span text:style-name="T10"><text:s text:c="5"/></text:span><text:span text:style-name="T10">{ return str; }</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4" presentation:class="page"/>
          <draw:frame presentation:style-name="pr2" draw:text-style-name="P17" draw:layer="layout" svg:width="15.239cm" svg:height="11.43cm" svg:x="1.905cm" svg:y="12.065cm" presentation:class="notes" presentation:placeholder="true">
            <draw:text-box/>
          </draw:frame>
        </presentation:notes>
      </draw:page>
      <draw:page draw:name="page15"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2.512cm" svg:x="1cm" svg:y="2.492cm">
          <draw:text-box>
            <text:p text:style-name="P10"><text:span text:style-name="T6">Kopírující konstruktor</text:span></text:p>
            <text:p text:style-name="P5"><text:span text:style-name="T7"/></text:p>
            <text:p text:style-name="P5"><text:span text:style-name="T10"><text:s text:c="4"/></text:span><text:span text:style-name="T10">void <text:s text:c="8"/>SetChar ( int idx, char c )</text:span></text:p>
            <text:p text:style-name="P5"><text:span text:style-name="T10"><text:s text:c="5"/></text:span><text:span text:style-name="T10">{ if ( idx &gt;= 0 &amp;&amp; idx &lt; len ) str[idx] = c; }</text:span></text:p>
            <text:p text:style-name="P5"><text:span text:style-name="T10"><text:s/></text:span><text:span text:style-name="T10">};</text:span></text:p>
            <text:p text:style-name="P5"><text:span text:style-name="T10"/></text:p>
            <text:p text:style-name="P5"><text:span text:style-name="T10">void f ( void )</text:span></text:p>
            <text:p text:style-name="P5"><text:span text:style-name="T10"><text:s/></text:span><text:span text:style-name="T10">{</text:span></text:p>
            <text:p text:style-name="P5"><text:span text:style-name="T10"><text:s text:c="3"/></text:span><text:span text:style-name="T10">CFoo a ( "test" ), b ( "test" );</text:span></text:p>
            <text:p text:style-name="P5"><text:span text:style-name="T10"/></text:p>
            <text:p text:style-name="P5"><text:span text:style-name="T10"><text:s text:c="3"/></text:span><text:span text:style-name="T10">a . SetChar ( 2, 'z' );</text:span></text:p>
            <text:p text:style-name="P5"><text:span text:style-name="T10"><text:s text:c="3"/></text:span><text:span text:style-name="T10">b . SetChar ( 3, 'u' );</text:span></text:p>
            <text:p text:style-name="P5"><text:span text:style-name="T10"><text:s text:c="3"/></text:span><text:span text:style-name="T10">cout &lt;&lt; a . GetStr () &lt;&lt; " " &lt;&lt; b . GetStr (); <text:s text:c="3"/></text:span></text:p>
            <text:p text:style-name="P5"><text:span text:style-name="T10"><text:s/></text:span><text:span text:style-name="T10">}</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5" presentation:class="page"/>
          <draw:frame presentation:style-name="pr2" draw:text-style-name="P17" draw:layer="layout" svg:width="15.239cm" svg:height="11.43cm" svg:x="1.905cm" svg:y="12.065cm" presentation:class="notes" presentation:placeholder="true">
            <draw:text-box/>
          </draw:frame>
        </presentation:notes>
      </draw:page>
      <draw:page draw:name="page16"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0.085cm" svg:x="1cm" svg:y="2.492cm">
          <draw:text-box>
            <text:p text:style-name="P10"><text:span text:style-name="T6">Kopírující konstruktor</text:span></text:p>
            <text:p text:style-name="P5"><text:span text:style-name="T7"/></text:p>
            <text:p text:style-name="P5"><text:span text:style-name="T10">void g ( void )</text:span></text:p>
            <text:p text:style-name="P5"><text:span text:style-name="T10"><text:s/></text:span><text:span text:style-name="T10">{</text:span></text:p>
            <text:p text:style-name="P5"><text:span text:style-name="T10"><text:s text:c="3"/></text:span><text:span text:style-name="T10">CFoo a ( "test" );</text:span></text:p>
            <text:p text:style-name="P5"><text:span text:style-name="T10"><text:s text:c="3"/></text:span><text:span text:style-name="T10">CFoo b = a;</text:span></text:p>
            <text:p text:style-name="P5"><text:span text:style-name="T10"/></text:p>
            <text:p text:style-name="P5"><text:span text:style-name="T10"><text:s text:c="3"/></text:span><text:span text:style-name="T10">a . SetChar ( 2, 'z' );</text:span></text:p>
            <text:p text:style-name="P5"><text:span text:style-name="T10"><text:s text:c="3"/></text:span><text:span text:style-name="T10">b . SetChar ( 3, 'u' );</text:span></text:p>
            <text:p text:style-name="P5"><text:span text:style-name="T10"><text:s text:c="3"/></text:span><text:span text:style-name="T10">cout &lt;&lt; a . GetStr () &lt;&lt; " " &lt;&lt; b . GetStr (); <text:s text:c="3"/></text:span></text:p>
            <text:p text:style-name="P5"><text:span text:style-name="T10"><text:s/></text:span><text:span text:style-name="T10">}</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6" presentation:class="page"/>
          <draw:frame presentation:style-name="pr2" draw:text-style-name="P17" draw:layer="layout" svg:width="15.239cm" svg:height="11.43cm" svg:x="1.905cm" svg:y="12.065cm" presentation:class="notes" presentation:placeholder="true">
            <draw:text-box/>
          </draw:frame>
        </presentation:notes>
      </draw:page>
      <draw:page draw:name="page17"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4.124cm" svg:x="1cm" svg:y="2.492cm">
          <draw:text-box>
            <text:p text:style-name="P10"><text:span text:style-name="T6">Kopírující konstruktor</text:span></text:p>
            <text:p text:style-name="P10"><text:span text:style-name="T6">mělká kopie</text:span></text:p>
            <text:p text:style-name="P5"><text:span text:style-name="T10"/></text:p>
          </draw:text-box>
        </draw:frame>
        <draw:frame draw:style-name="gr8" draw:text-style-name="P5" draw:layer="layout" svg:width="0.5cm" svg:height="1.204cm" svg:x="22.5cm" svg:y="0cm">
          <draw:text-box>
            <text:p text:style-name="P5"/>
          </draw:text-box>
        </draw:frame>
        <draw:rect draw:style-name="gr9" draw:layer="layout" svg:width="2.5cm" svg:height="2cm" svg:x="2.5cm" svg:y="9cm">
          <text:p text:style-name="P5"/>
        </draw:rect>
        <draw:line draw:style-name="gr10" draw:layer="layout" svg:x1="2.5cm" svg:y1="10cm" svg:x2="5cm" svg:y2="10cm">
          <text:p text:style-name="P5"/>
        </draw:line>
        <draw:frame draw:style-name="gr11" draw:text-style-name="P18" draw:layer="layout" svg:width="1cm" svg:height="1.06cm" svg:x="4cm" svg:y="10cm">
          <draw:text-box>
            <text:p text:style-name="P5"><text:span text:style-name="T10">4</text:span></text:p>
          </draw:text-box>
        </draw:frame>
        <draw:frame draw:style-name="gr11" draw:text-style-name="P18" draw:layer="layout" svg:width="1cm" svg:height="1.06cm" svg:x="1cm" svg:y="9.44cm">
          <draw:text-box>
            <text:p text:style-name="P5"><text:span text:style-name="T10">a</text:span></text:p>
          </draw:text-box>
        </draw:frame>
        <draw:rect draw:style-name="gr9" draw:layer="layout" svg:width="8.5cm" svg:height="1cm" svg:x="11.5cm" svg:y="9cm">
          <text:p text:style-name="P5"/>
        </draw:rect>
        <draw:frame draw:style-name="gr11" draw:text-style-name="P18" draw:layer="layout" svg:width="8.5cm" svg:height="1.06cm" svg:x="11.5cm" svg:y="8.94cm">
          <draw:text-box>
            <text:p text:style-name="P5"><text:span text:style-name="T10">test</text:span></text:p>
          </draw:text-box>
        </draw:frame>
        <draw:rect draw:style-name="gr9" draw:layer="layout" svg:width="2.5cm" svg:height="2cm" svg:x="2.5cm" svg:y="12.94cm">
          <text:p text:style-name="P5"/>
        </draw:rect>
        <draw:line draw:style-name="gr10" draw:layer="layout" svg:x1="2.5cm" svg:y1="13.94cm" svg:x2="5cm" svg:y2="13.94cm">
          <text:p text:style-name="P5"/>
        </draw:line>
        <draw:frame draw:style-name="gr11" draw:text-style-name="P18" draw:layer="layout" svg:width="1cm" svg:height="1.06cm" svg:x="4cm" svg:y="13.94cm">
          <draw:text-box>
            <text:p text:style-name="P5"><text:span text:style-name="T10">4</text:span></text:p>
          </draw:text-box>
        </draw:frame>
        <draw:frame draw:style-name="gr11" draw:text-style-name="P18" draw:layer="layout" svg:width="1cm" svg:height="1.06cm" svg:x="1cm" svg:y="13.38cm">
          <draw:text-box>
            <text:p text:style-name="P5"><text:span text:style-name="T10">b</text:span></text:p>
          </draw:text-box>
        </draw:frame>
        <draw:frame draw:style-name="gr12" draw:text-style-name="P18" draw:layer="layout" svg:width="2.5cm" svg:height="1.06cm" svg:x="2.5cm" svg:y="9cm">
          <draw:text-box>
            <text:p text:style-name="P5"><text:span text:style-name="T10">1234</text:span></text:p>
          </draw:text-box>
        </draw:frame>
        <draw:frame draw:style-name="gr12" draw:text-style-name="P18" draw:layer="layout" svg:width="2.5cm" svg:height="1.06cm" svg:x="2.5cm" svg:y="12.94cm">
          <draw:text-box>
            <text:p text:style-name="P5"><text:span text:style-name="T10">1234</text:span></text:p>
          </draw:text-box>
        </draw:frame>
        <draw:frame draw:style-name="gr12" draw:text-style-name="P18" draw:layer="layout" svg:width="2.5cm" svg:height="1.06cm" svg:x="9cm" svg:y="9cm">
          <draw:text-box>
            <text:p text:style-name="P5"><text:span text:style-name="T10">1234</text:span></text:p>
          </draw:text-box>
        </draw:frame>
        <draw:line draw:style-name="gr13" draw:layer="layout" svg:x1="6cm" svg:y1="8cm" svg:x2="6cm" svg:y2="9.5cm">
          <text:p text:style-name="P5"/>
        </draw:line>
        <draw:line draw:style-name="gr13" draw:layer="layout" svg:x1="5cm" svg:y1="9.5cm" svg:x2="6cm" svg:y2="9.5cm">
          <text:p text:style-name="P5"/>
        </draw:line>
        <draw:line draw:style-name="gr13" draw:layer="layout" svg:x1="6cm" svg:y1="8cm" svg:x2="11.5cm" svg:y2="8cm">
          <text:p text:style-name="P5"/>
        </draw:line>
        <draw:line draw:style-name="gr14" draw:layer="layout" svg:x1="11.5cm" svg:y1="8cm" svg:x2="11.5cm" svg:y2="9cm">
          <text:p text:style-name="P5"/>
        </draw:line>
        <draw:line draw:style-name="gr13" draw:layer="layout" svg:x1="5cm" svg:y1="13.5cm" svg:x2="9cm" svg:y2="13.5cm">
          <text:p text:style-name="P5"/>
        </draw:line>
        <draw:line draw:style-name="gr13" draw:layer="layout" svg:x1="9cm" svg:y1="8cm" svg:x2="9cm" svg:y2="13.5cm">
          <text:p text:style-name="P5"/>
        </draw:line>
        <presentation:notes draw:style-name="dp2">
          <draw:page-thumbnail draw:style-name="gr4" draw:layer="layout" svg:width="12.699cm" svg:height="9.524cm" svg:x="3.175cm" svg:y="1.93cm" draw:page-number="17" presentation:class="page"/>
          <draw:frame presentation:style-name="pr2" draw:text-style-name="P17" draw:layer="layout" svg:width="15.239cm" svg:height="11.43cm" svg:x="1.905cm" svg:y="12.065cm" presentation:class="notes" presentation:placeholder="true">
            <draw:text-box/>
          </draw:frame>
        </presentation:notes>
      </draw:page>
      <draw:page draw:name="page18"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4.13cm" svg:x="1cm" svg:y="2.492cm">
          <draw:text-box>
            <text:p text:style-name="P10"><text:span text:style-name="T6">Kopírující konstruktor</text:span></text:p>
            <text:p text:style-name="P5"><text:span text:style-name="T7"/></text:p>
            <text:p text:style-name="P5"><text:span text:style-name="T10">class CFoo </text:span></text:p>
            <text:p text:style-name="P5"><text:span text:style-name="T10"><text:s/></text:span><text:span text:style-name="T10">{ </text:span></text:p>
            <text:p text:style-name="P5"><text:span text:style-name="T10"><text:s text:c="4"/></text:span><text:span text:style-name="T10">char * str;</text:span></text:p>
            <text:p text:style-name="P5"><text:span text:style-name="T10"><text:s text:c="4"/></text:span><text:span text:style-name="T10">int <text:s text:c="3"/>len;</text:span></text:p>
            <text:p text:style-name="P5"><text:span text:style-name="T10"><text:s text:c="3"/></text:span><text:span text:style-name="T10">public:</text:span></text:p>
            <text:p text:style-name="P5"><text:span text:style-name="T10"><text:s text:c="4"/>… </text:span></text:p>
            <text:p text:style-name="P5"><text:span text:style-name="T10"><text:s text:c="17"/></text:span><text:span text:style-name="T10">CFoo <text:s text:c="2"/>( const CFoo &amp; src )</text:span></text:p>
            <text:p text:style-name="P5"><text:span text:style-name="T10"><text:s text:c="5"/></text:span><text:span text:style-name="T10">{ </text:span></text:p>
            <text:p text:style-name="P5"><text:span text:style-name="T10"><text:s text:c="7"/></text:span><text:span text:style-name="T10">len <text:s text:c="4"/>= src . len;</text:span></text:p>
            <text:p text:style-name="P5"><text:span text:style-name="T10"><text:s text:c="7"/></text:span><text:span text:style-name="T10">str <text:s text:c="4"/>= new char [len + 1];</text:span></text:p>
            <text:p text:style-name="P5"><text:span text:style-name="T10"><text:s text:c="7"/></text:span><text:span text:style-name="T10">strncpy ( this -&gt; str, src . str, len + 1 );</text:span></text:p>
            <text:p text:style-name="P5"><text:span text:style-name="T10"><text:s text:c="5"/></text:span><text:span text:style-name="T10">}</text:span></text:p>
            <text:p text:style-name="P5"><text:span text:style-name="T10"><text:s text:c="4"/>… </text:span></text:p>
            <text:p text:style-name="P5"><text:span text:style-name="T10"><text:s/></text:span><text:span text:style-name="T10">};</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18" presentation:class="page"/>
          <draw:frame presentation:style-name="pr2" draw:text-style-name="P17" draw:layer="layout" svg:width="15.239cm" svg:height="11.43cm" svg:x="1.905cm" svg:y="12.065cm" presentation:class="notes" presentation:placeholder="true">
            <draw:text-box/>
          </draw:frame>
        </presentation:notes>
      </draw:page>
      <draw:page draw:name="page19"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4.124cm" svg:x="1cm" svg:y="2.492cm">
          <draw:text-box>
            <text:p text:style-name="P10"><text:span text:style-name="T6">Kopírující konstruktor</text:span></text:p>
            <text:p text:style-name="P10"><text:span text:style-name="T6">hluboká kopie</text:span></text:p>
            <text:p text:style-name="P5"><text:span text:style-name="T10"/></text:p>
          </draw:text-box>
        </draw:frame>
        <draw:frame draw:style-name="gr8" draw:text-style-name="P5" draw:layer="layout" svg:width="0.5cm" svg:height="1.204cm" svg:x="22.5cm" svg:y="0cm">
          <draw:text-box>
            <text:p text:style-name="P5"/>
          </draw:text-box>
        </draw:frame>
        <draw:rect draw:style-name="gr9" draw:layer="layout" svg:width="2.5cm" svg:height="2cm" svg:x="2.5cm" svg:y="9cm">
          <text:p text:style-name="P5"/>
        </draw:rect>
        <draw:line draw:style-name="gr10" draw:layer="layout" svg:x1="2.5cm" svg:y1="10cm" svg:x2="5cm" svg:y2="10cm">
          <text:p text:style-name="P5"/>
        </draw:line>
        <draw:frame draw:style-name="gr11" draw:text-style-name="P18" draw:layer="layout" svg:width="1cm" svg:height="1.06cm" svg:x="4cm" svg:y="10cm">
          <draw:text-box>
            <text:p text:style-name="P5"><text:span text:style-name="T10">4</text:span></text:p>
          </draw:text-box>
        </draw:frame>
        <draw:frame draw:style-name="gr11" draw:text-style-name="P18" draw:layer="layout" svg:width="1cm" svg:height="1.06cm" svg:x="1cm" svg:y="8.94cm">
          <draw:text-box>
            <text:p text:style-name="P5"><text:span text:style-name="T10">a</text:span></text:p>
          </draw:text-box>
        </draw:frame>
        <draw:rect draw:style-name="gr9" draw:layer="layout" svg:width="8.5cm" svg:height="1cm" svg:x="11.5cm" svg:y="9cm">
          <text:p text:style-name="P5"/>
        </draw:rect>
        <draw:frame draw:style-name="gr11" draw:text-style-name="P18" draw:layer="layout" svg:width="8.5cm" svg:height="1.06cm" svg:x="11.5cm" svg:y="8.94cm">
          <draw:text-box>
            <text:p text:style-name="P5"><text:span text:style-name="T10">test</text:span></text:p>
          </draw:text-box>
        </draw:frame>
        <draw:rect draw:style-name="gr9" draw:layer="layout" svg:width="2.5cm" svg:height="2cm" svg:x="2.5cm" svg:y="12.94cm">
          <text:p text:style-name="P5"/>
        </draw:rect>
        <draw:line draw:style-name="gr10" draw:layer="layout" svg:x1="2.5cm" svg:y1="13.94cm" svg:x2="5cm" svg:y2="13.94cm">
          <text:p text:style-name="P5"/>
        </draw:line>
        <draw:frame draw:style-name="gr11" draw:text-style-name="P18" draw:layer="layout" svg:width="1cm" svg:height="1.06cm" svg:x="4cm" svg:y="13.94cm">
          <draw:text-box>
            <text:p text:style-name="P5"><text:span text:style-name="T10">4</text:span></text:p>
          </draw:text-box>
        </draw:frame>
        <draw:frame draw:style-name="gr11" draw:text-style-name="P18" draw:layer="layout" svg:width="1cm" svg:height="1.06cm" svg:x="1cm" svg:y="12.88cm">
          <draw:text-box>
            <text:p text:style-name="P5"><text:span text:style-name="T10">b</text:span></text:p>
          </draw:text-box>
        </draw:frame>
        <draw:frame draw:style-name="gr12" draw:text-style-name="P18" draw:layer="layout" svg:width="2.5cm" svg:height="1.06cm" svg:x="2.5cm" svg:y="9cm">
          <draw:text-box>
            <text:p text:style-name="P5"><text:span text:style-name="T10">1234</text:span></text:p>
          </draw:text-box>
        </draw:frame>
        <draw:frame draw:style-name="gr12" draw:text-style-name="P18" draw:layer="layout" svg:width="2.5cm" svg:height="1.06cm" svg:x="2.5cm" svg:y="12.94cm">
          <draw:text-box>
            <text:p text:style-name="P5"><text:span text:style-name="T10">5678</text:span></text:p>
          </draw:text-box>
        </draw:frame>
        <draw:frame draw:style-name="gr12" draw:text-style-name="P18" draw:layer="layout" svg:width="2.5cm" svg:height="1.06cm" svg:x="9cm" svg:y="9cm">
          <draw:text-box>
            <text:p text:style-name="P5"><text:span text:style-name="T10">1234</text:span></text:p>
          </draw:text-box>
        </draw:frame>
        <draw:line draw:style-name="gr13" draw:layer="layout" svg:x1="6cm" svg:y1="8cm" svg:x2="6cm" svg:y2="9.5cm">
          <text:p text:style-name="P5"/>
        </draw:line>
        <draw:line draw:style-name="gr13" draw:layer="layout" svg:x1="5cm" svg:y1="9.5cm" svg:x2="6cm" svg:y2="9.5cm">
          <text:p text:style-name="P5"/>
        </draw:line>
        <draw:line draw:style-name="gr13" draw:layer="layout" svg:x1="6cm" svg:y1="8cm" svg:x2="11.5cm" svg:y2="8cm">
          <text:p text:style-name="P5"/>
        </draw:line>
        <draw:line draw:style-name="gr14" draw:layer="layout" svg:x1="11.5cm" svg:y1="8cm" svg:x2="11.5cm" svg:y2="9cm">
          <text:p text:style-name="P5"/>
        </draw:line>
        <draw:rect draw:style-name="gr9" draw:layer="layout" svg:width="8.5cm" svg:height="1cm" svg:x="11.5cm" svg:y="12.94cm">
          <text:p text:style-name="P5"/>
        </draw:rect>
        <draw:frame draw:style-name="gr11" draw:text-style-name="P18" draw:layer="layout" svg:width="8.5cm" svg:height="1.06cm" svg:x="11.5cm" svg:y="12.88cm">
          <draw:text-box>
            <text:p text:style-name="P5"><text:span text:style-name="T10">test</text:span></text:p>
          </draw:text-box>
        </draw:frame>
        <draw:frame draw:style-name="gr12" draw:text-style-name="P18" draw:layer="layout" svg:width="2.5cm" svg:height="1.06cm" svg:x="9cm" svg:y="12.94cm">
          <draw:text-box>
            <text:p text:style-name="P5"><text:span text:style-name="T10">5678</text:span></text:p>
          </draw:text-box>
        </draw:frame>
        <draw:line draw:style-name="gr13" draw:layer="layout" svg:x1="6cm" svg:y1="12cm" svg:x2="6cm" svg:y2="13.5cm">
          <text:p text:style-name="P5"/>
        </draw:line>
        <draw:line draw:style-name="gr13" draw:layer="layout" svg:x1="5cm" svg:y1="13.5cm" svg:x2="6cm" svg:y2="13.5cm">
          <text:p text:style-name="P5"/>
        </draw:line>
        <draw:line draw:style-name="gr13" draw:layer="layout" svg:x1="6cm" svg:y1="12cm" svg:x2="11.5cm" svg:y2="12cm">
          <text:p text:style-name="P5"/>
        </draw:line>
        <draw:line draw:style-name="gr14" draw:layer="layout" svg:x1="11.5cm" svg:y1="12cm" svg:x2="11.5cm" svg:y2="13cm">
          <text:p text:style-name="P5"/>
        </draw:line>
        <presentation:notes draw:style-name="dp2">
          <draw:page-thumbnail draw:style-name="gr4" draw:layer="layout" svg:width="12.699cm" svg:height="9.524cm" svg:x="3.175cm" svg:y="1.93cm" draw:page-number="19" presentation:class="page"/>
          <draw:frame presentation:style-name="pr2" draw:text-style-name="P17" draw:layer="layout" svg:width="15.239cm" svg:height="11.43cm" svg:x="1.905cm" svg:y="12.065cm" presentation:class="notes" presentation:placeholder="true">
            <draw:text-box/>
          </draw:frame>
        </presentation:notes>
      </draw:page>
      <draw:page draw:name="page20"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906cm" svg:x="1cm" svg:y="2.5cm">
          <draw:text-box>
            <text:list text:style-name="L1">
              <text:list-item>
                <text:p text:style-name="P10"><text:span text:style-name="T6">Kopírující konstruktor a rychlost</text:span></text:p>
              </text:list-item>
            </text:list>
            <text:list text:style-name="L1">
              <text:list-item>
                <text:p text:style-name="P5"><text:span text:style-name="T7"/></text:p>
              </text:list-item>
            </text:list>
            <text:list text:style-name="L2">
              <text:list-item>
                <text:p text:style-name="P11"><text:span text:style-name="T7">Kopírující konstruktor stojí mnoho času:</text:span></text:p>
              </text:list-item>
            </text:list>
            <text:list text:style-name="L2">
              <text:list-item>
                <text:list>
                  <text:list-item>
                    <text:p text:style-name="P12"><text:span text:style-name="T7">pokud je instance velká,</text:span></text:p>
                  </text:list-item>
                </text:list>
              </text:list-item>
            </text:list>
            <text:list text:style-name="L2">
              <text:list-item>
                <text:list>
                  <text:list-item>
                    <text:p text:style-name="P12"><text:span text:style-name="T7">pokud je instance složitá (např. kopie stromu).</text:span></text:p>
                  </text:list-item>
                </text:list>
              </text:list-item>
            </text:list>
            <text:list text:style-name="L2">
              <text:list-item>
                <text:p text:style-name="P11"><text:span text:style-name="T7">Místo předávání objektů hodnotou:</text:span></text:p>
              </text:list-item>
            </text:list>
            <text:list text:style-name="L1">
              <text:list-item>
                <text:p text:style-name="P5"><text:span text:style-name="T10">class CFoo { … };</text:span></text:p>
              </text:list-item>
            </text:list>
            <text:list text:style-name="L1">
              <text:list-item>
                <text:p text:style-name="P5"><text:span text:style-name="T10">void Bar ( CFoo x ) { … }</text:span></text:p>
              </text:list-item>
            </text:list>
            <text:list text:style-name="L1">
              <text:list-item>
                <text:p text:style-name="P5"><text:span text:style-name="T10"/></text:p>
              </text:list-item>
            </text:list>
            <text:list text:style-name="L2">
              <text:list-item>
                <text:p text:style-name="P11"><text:span text:style-name="T7">Je rychlejší předávat pouze referenci či ukazatel (pokud objekt ve funkci </text:span><text:span text:style-name="T15">Bar</text:span><text:span text:style-name="T7"> neměníme):</text:span></text:p>
              </text:list-item>
            </text:list>
            <text:list text:style-name="L1">
              <text:list-item>
                <text:p text:style-name="P5"><text:span text:style-name="T10">void Bar ( CFoo &amp; x ) { … }</text:span></text:p>
              </text:list-item>
            </text:list>
            <text:list text:style-name="L1">
              <text:list-item>
                <text:p text:style-name="P5"><text:span text:style-name="T10"/></text:p>
              </text:list-item>
            </text:list>
            <text:list text:style-name="L2">
              <text:list-item>
                <text:p text:style-name="P11"><text:span text:style-name="T7">Ještě lepší je předávat konstantní referenci či ukazatel (kompilátor kontroluje, že objekt skutečně nezměníme):</text:span></text:p>
              </text:list-item>
            </text:list>
            <text:list text:style-name="L1">
              <text:list-item>
                <text:p text:style-name="P5"><text:span text:style-name="T10">void Bar ( const CFoo &amp; x ) { … }</text:span></text:p>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20" presentation:class="page"/>
          <draw:frame presentation:style-name="pr2" draw:text-style-name="P17" draw:layer="layout" svg:width="15.239cm" svg:height="11.43cm" svg:x="1.905cm" svg:y="12.065cm" presentation:class="notes" presentation:placeholder="true">
            <draw:text-box/>
          </draw:frame>
        </presentation:notes>
      </draw:page>
      <draw:page draw:name="page21"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4.195cm" svg:x="1cm" svg:y="2.5cm">
          <draw:text-box>
            <text:list text:style-name="L1">
              <text:list-item>
                <text:p text:style-name="P10"><text:span text:style-name="T6">Kopírující konstruktor a Java</text:span></text:p>
              </text:list-item>
            </text:list>
            <text:list text:style-name="L1">
              <text:list-item>
                <text:p text:style-name="P5"><text:span text:style-name="T7"/></text:p>
              </text:list-item>
            </text:list>
            <text:list text:style-name="L2">
              <text:list-item>
                <text:p text:style-name="P11"><text:span text:style-name="T7">Má Java kopírující konstruktor?</text:span></text:p>
              </text:list-item>
            </text:list>
            <text:list text:style-name="L2">
              <text:list-item>
                <text:p text:style-name="P11"><text:span text:style-name="T7">Problém #1 – uvolnění paměti:</text:span></text:p>
              </text:list-item>
            </text:list>
            <text:list text:style-name="L2">
              <text:list-item>
                <text:list>
                  <text:list-item>
                    <text:p text:style-name="P12"><text:span text:style-name="T7">garbage collector počítá reference, </text:span></text:p>
                  </text:list-item>
                </text:list>
              </text:list-item>
            </text:list>
            <text:list text:style-name="L2">
              <text:list-item>
                <text:list>
                  <text:list-item>
                    <text:p text:style-name="P12"><text:span text:style-name="T7">paměť nikdy není uvolňovaná 2x (vícekrát).</text:span></text:p>
                  </text:list-item>
                </text:list>
              </text:list-item>
            </text:list>
            <text:list text:style-name="L2">
              <text:list-item>
                <text:p text:style-name="P11"><text:span text:style-name="T7">Problém #2 – sdílení dat:</text:span></text:p>
              </text:list-item>
            </text:list>
            <text:list text:style-name="L2">
              <text:list-item>
                <text:list>
                  <text:list-item>
                    <text:p text:style-name="P12"><text:span text:style-name="T7">nepracuje se přímo s objekty,</text:span></text:p>
                  </text:list-item>
                </text:list>
              </text:list-item>
            </text:list>
            <text:list text:style-name="L2">
              <text:list-item>
                <text:list>
                  <text:list-item>
                    <text:p text:style-name="P12"><text:span text:style-name="T7">objekty jsou přístupné přes reference,</text:span></text:p>
                  </text:list-item>
                </text:list>
              </text:list-item>
            </text:list>
            <text:list text:style-name="L2">
              <text:list-item>
                <text:list>
                  <text:list-item>
                    <text:p text:style-name="P12"><text:span text:style-name="T7">je samozřejmé, že reference na týž objekt sdílí data.</text:span></text:p>
                  </text:list-item>
                </text:list>
              </text:list-item>
            </text:list>
            <text:list text:style-name="L2">
              <text:list-item>
                <text:p text:style-name="P11"><text:span text:style-name="T7">Je-li třeba vytvořit kopii objektu v Javě:</text:span></text:p>
              </text:list-item>
            </text:list>
            <text:list text:style-name="L2">
              <text:list-item>
                <text:list>
                  <text:list-item>
                    <text:p text:style-name="P12"><text:span text:style-name="T7">interface </text:span><text:span text:style-name="T15">java.lang.Cloneable</text:span><text:span text:style-name="T7">,</text:span></text:p>
                  </text:list-item>
                </text:list>
              </text:list-item>
            </text:list>
            <text:list text:style-name="L2">
              <text:list-item>
                <text:list>
                  <text:list-item>
                    <text:p text:style-name="P12"><text:span text:style-name="T7">metoda </text:span><text:span text:style-name="T15">java.lang.Object.clone</text:span><text:span text:style-name="T7">.</text:span></text:p>
                  </text:list-item>
                </text:list>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21" presentation:class="page"/>
          <draw:frame presentation:style-name="pr2" draw:text-style-name="P17" draw:layer="layout" svg:width="15.239cm" svg:height="11.43cm" svg:x="1.905cm" svg:y="12.065cm" presentation:class="notes" presentation:placeholder="true">
            <draw:text-box/>
          </draw:frame>
        </presentation:notes>
      </draw:page>
      <draw:page draw:name="page22"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118cm" svg:x="1cm" svg:y="2.5cm">
          <draw:text-box>
            <text:list text:style-name="L1">
              <text:list-item>
                <text:p text:style-name="P10"><text:span text:style-name="T6">Přímé volání konstruktoru</text:span></text:p>
              </text:list-item>
            </text:list>
            <text:list text:style-name="L1">
              <text:list-item>
                <text:p text:style-name="P5"><text:span text:style-name="T7"/></text:p>
              </text:list-item>
            </text:list>
            <text:list text:style-name="L2">
              <text:list-item>
                <text:p text:style-name="P11"><text:span text:style-name="T7">Konstruktor je volaný při vzniku instance automaticky:</text:span></text:p>
              </text:list-item>
            </text:list>
            <text:list text:style-name="L2">
              <text:list-item>
                <text:list>
                  <text:list-item>
                    <text:p text:style-name="P12"><text:span text:style-name="T7">součást volání operátoru </text:span><text:span text:style-name="T15">new</text:span><text:span text:style-name="T7">,</text:span></text:p>
                  </text:list-item>
                </text:list>
              </text:list-item>
            </text:list>
            <text:list text:style-name="L2">
              <text:list-item>
                <text:list>
                  <text:list-item>
                    <text:p text:style-name="P12"><text:span text:style-name="T7">volán systémem při vytváření statické instance.</text:span></text:p>
                  </text:list-item>
                </text:list>
              </text:list-item>
            </text:list>
            <text:list text:style-name="L2">
              <text:list-item>
                <text:p text:style-name="P11"><text:span text:style-name="T7">Konstruktor lze zavolat explicitně:</text:span></text:p>
              </text:list-item>
            </text:list>
            <text:list text:style-name="L2">
              <text:list-item>
                <text:list>
                  <text:list-item>
                    <text:p text:style-name="P12"><text:span text:style-name="T7">vytvoří se nová instance,</text:span></text:p>
                  </text:list-item>
                </text:list>
              </text:list-item>
            </text:list>
            <text:list text:style-name="L2">
              <text:list-item>
                <text:list>
                  <text:list-item>
                    <text:p text:style-name="P12"><text:span text:style-name="T7">instance se použije (zkopíruje, předá při volání, ...),</text:span></text:p>
                  </text:list-item>
                </text:list>
              </text:list-item>
            </text:list>
            <text:list text:style-name="L2">
              <text:list-item>
                <text:list>
                  <text:list-item>
                    <text:p text:style-name="P12"><text:span text:style-name="T7">nakonec instance automaticky zaniká.</text:span></text:p>
                  </text:list-item>
                </text:list>
              </text:list-item>
            </text:list>
            <text:list text:style-name="L2">
              <text:list-item>
                <text:p text:style-name="P11"><text:span text:style-name="T7">Využití – pro konverze mezi objektovými typy.</text:span></text:p>
              </text:list-item>
            </text:list>
            <text:list text:style-name="L1">
              <text:list-item>
                <text:p text:style-name="P5"><text:span text:style-name="T7"/></text:p>
              </text:list-item>
            </text:list>
            <text:list text:style-name="L1">
              <text:list-item>
                <text:p text:style-name="P5"><text:span text:style-name="T10">class CFoo { … };</text:span></text:p>
              </text:list-item>
            </text:list>
            <text:list text:style-name="L1">
              <text:list-item>
                <text:p text:style-name="P5"><text:span text:style-name="T10">void <text:s/>foo ( CFoo x ) { … }</text:span></text:p>
              </text:list-item>
            </text:list>
            <text:list text:style-name="L1">
              <text:list-item>
                <text:p text:style-name="P5"><text:span text:style-name="T10"/></text:p>
              </text:list-item>
            </text:list>
            <text:list text:style-name="L1">
              <text:list-item>
                <text:p text:style-name="P5"><text:span text:style-name="T10">foo ( CFoo ( 10 ) );</text:span></text:p>
              </text:list-item>
            </text:list>
            <text:list text:style-name="L1">
              <text:list-item>
                <text:p text:style-name="P5"><text:span text:style-name="T10">foo ( </text:span><text:span text:style-name="T12">* new CFoo ( 10 )</text:span><text:span text:style-name="T10"> ); </text:span><text:span text:style-name="T11">// !! chyba – jak delete</text:span></text:p>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22" presentation:class="page"/>
          <draw:frame presentation:style-name="pr2" draw:text-style-name="P17" draw:layer="layout" svg:width="15.239cm" svg:height="11.43cm" svg:x="1.905cm" svg:y="12.065cm" presentation:class="notes" presentation:placeholder="true">
            <draw:text-box/>
          </draw:frame>
        </presentation:notes>
      </draw:page>
      <draw:page draw:name="page23"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2.67cm" svg:x="1cm" svg:y="2.5cm">
          <draw:text-box>
            <text:list text:style-name="L1">
              <text:list-item>
                <text:p text:style-name="P10"><text:span text:style-name="T6">Konstruktor uživatelské konverze</text:span></text:p>
              </text:list-item>
            </text:list>
            <text:list text:style-name="L1">
              <text:list-item>
                <text:p text:style-name="P5"><text:span text:style-name="T7"/></text:p>
              </text:list-item>
            </text:list>
            <text:list text:style-name="L2">
              <text:list-item>
                <text:p text:style-name="P11"><text:span text:style-name="T7">Konstruktor volatelný s jedním parametrem:</text:span></text:p>
              </text:list-item>
            </text:list>
            <text:list text:style-name="L2">
              <text:list-item>
                <text:list>
                  <text:list-item>
                    <text:p text:style-name="P12"><text:span text:style-name="T7">má právě jeden parametr,</text:span></text:p>
                  </text:list-item>
                </text:list>
              </text:list-item>
            </text:list>
            <text:list text:style-name="L2">
              <text:list-item>
                <text:list>
                  <text:list-item>
                    <text:p text:style-name="P12"><text:span text:style-name="T7">má více parametrů, ale druhý (a všechny další) parametry mají implicitní hodnoty.</text:span></text:p>
                  </text:list-item>
                </text:list>
              </text:list-item>
            </text:list>
            <text:list text:style-name="L2">
              <text:list-item>
                <text:p text:style-name="P11"><text:span text:style-name="T7">Má-li konstruktor tvar:</text:span></text:p>
              </text:list-item>
            </text:list>
            <text:list text:style-name="L1">
              <text:list-item>
                <text:p text:style-name="P5"><text:span text:style-name="T10"><text:tab/></text:span><text:span text:style-name="T10">T ( T1 x );</text:span></text:p>
              </text:list-item>
            </text:list>
            <text:list text:style-name="L1">
              <text:list-item>
                <text:p text:style-name="P5"><text:span text:style-name="T10"/></text:p>
              </text:list-item>
            </text:list>
            <text:list text:style-name="L2">
              <text:list-item>
                <text:p text:style-name="P11"><text:span text:style-name="T7">Pak se konstruktor uživatelské konverze bude automaticky volat tam, kde je očekávána instance typu </text:span><text:span text:style-name="T15">T</text:span><text:span text:style-name="T7"> a skutečnou hodnotou je parametr typu </text:span><text:span text:style-name="T15">T1</text:span><text:span text:style-name="T7">.</text:span></text:p>
              </text:list-item>
            </text:list>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23" presentation:class="page"/>
          <draw:frame presentation:style-name="pr2" draw:text-style-name="P17" draw:layer="layout" svg:width="15.239cm" svg:height="11.43cm" svg:x="1.905cm" svg:y="12.065cm" presentation:class="notes" presentation:placeholder="true">
            <draw:text-box/>
          </draw:frame>
        </presentation:notes>
      </draw:page>
      <draw:page draw:name="page24"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492cm">
          <draw:text-box>
            <text:p text:style-name="P10"><text:span text:style-name="T6">Konstruktor uživatelské konverze</text:span></text:p>
            <text:p text:style-name="P5"><text:span text:style-name="T7"/></text:p>
            <text:p text:style-name="P5"><text:span text:style-name="T10">class CFoo </text:span></text:p>
            <text:p text:style-name="P5"><text:span text:style-name="T10"><text:s/></text:span><text:span text:style-name="T10">{ </text:span></text:p>
            <text:p text:style-name="P5"><text:span text:style-name="T10"><text:s text:c="3"/></text:span><text:span text:style-name="T10">public:</text:span></text:p>
            <text:p text:style-name="P5"><text:span text:style-name="T10"><text:s text:c="4"/>… </text:span></text:p>
            <text:p text:style-name="P5"><text:span text:style-name="T10"><text:s text:c="17"/></text:span><text:span text:style-name="T10">CFoo <text:s text:c="2"/>( int x ) { … }</text:span></text:p>
            <text:p text:style-name="P5"><text:span text:style-name="T10"><text:s text:c="4"/>… </text:span></text:p>
            <text:p text:style-name="P5"><text:span text:style-name="T10"><text:s/></text:span><text:span text:style-name="T10">};</text:span></text:p>
            <text:p text:style-name="P5"><text:span text:style-name="T10">void foo1 ( CFoo a ) { … }</text:span></text:p>
            <text:p text:style-name="P5"><text:span text:style-name="T10">void foo2 ( CFoo &amp; a ) { … }</text:span></text:p>
            <text:p text:style-name="P5"><text:span text:style-name="T10">void foo3 ( const CFoo &amp; a ) { … }</text:span></text:p>
            <text:p text:style-name="P5"><text:span text:style-name="T10"/></text:p>
            <text:p text:style-name="P5"><text:span text:style-name="T10">CFoo a(1);</text:span></text:p>
            <text:p text:style-name="P5"><text:span text:style-name="T10">CFoo b = 10; <text:s/></text:span><text:span text:style-name="T11">// CFoo b = CFoo ( 10 )</text:span></text:p>
            <text:p text:style-name="P5"><text:span text:style-name="T10"/></text:p>
            <text:p text:style-name="P5"><text:span text:style-name="T10">foo1 ( 5 ); <text:s text:c="2"/></text:span><text:span text:style-name="T11">// foo1 ( CFoo ( 5 ) );</text:span></text:p>
            <text:p text:style-name="P5"><text:span text:style-name="T12">foo2 ( 10 ); <text:s/></text:span><text:span text:style-name="T11">// chyba</text:span></text:p>
            <text:p text:style-name="P5"><text:span text:style-name="T10">foo3 ( 20 ); <text:s/></text:span><text:span text:style-name="T11">// foo3 ( CFoo ( 20 ) );</text:span></text:p>
          </draw:text-box>
        </draw:frame>
        <draw:frame draw:style-name="gr8" draw:text-style-name="P5" draw:layer="layout" svg:width="0.5cm" svg:height="1.204cm" svg:x="22.5cm" svg:y="0cm">
          <draw:text-box>
            <text:p text:style-name="P5"/>
          </draw:text-box>
        </draw:frame>
        <presentation:notes draw:style-name="dp2">
          <draw:page-thumbnail draw:style-name="gr4" draw:layer="layout" svg:width="12.699cm" svg:height="9.524cm" svg:x="3.175cm" svg:y="1.93cm" draw:page-number="24" presentation:class="page"/>
          <draw:frame presentation:style-name="pr2" draw:text-style-name="P17" draw:layer="layout" svg:width="15.239cm" svg:height="11.43cm" svg:x="1.905cm" svg:y="12.065cm" presentation:class="notes" presentation:placeholder="true">
            <draw:text-box/>
          </draw:frame>
        </presentation:notes>
      </draw:page>
      <draw:page draw:name="page25"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2.013cm" svg:x="1cm" svg:y="2.5cm">
          <draw:text-box>
            <text:list text:style-name="L1">
              <text:list-item>
                <text:p text:style-name="P10"><text:span text:style-name="T6">Konstruktor uživatelské konverze</text:span></text:p>
              </text:list-item>
            </text:list>
            <text:list text:style-name="L1">
              <text:list-item>
                <text:p text:style-name="P5"><text:span text:style-name="T7"/></text:p>
              </text:list-item>
            </text:list>
            <text:list text:style-name="L2">
              <text:list-item>
                <text:p text:style-name="P11"><text:span text:style-name="T7">Uživatelská konverze – potenciální zdroj chyb:</text:span></text:p>
              </text:list-item>
            </text:list>
            <text:list text:style-name="L2">
              <text:list-item>
                <text:list>
                  <text:list-item>
                    <text:p text:style-name="P12"><text:span text:style-name="T7">méně přehledný kód,</text:span></text:p>
                  </text:list-item>
                </text:list>
              </text:list-item>
            </text:list>
            <text:list text:style-name="L2">
              <text:list-item>
                <text:list>
                  <text:list-item>
                    <text:p text:style-name="P12"><text:span text:style-name="T7">problémy při přetěžování.</text:span></text:p>
                  </text:list-item>
                </text:list>
              </text:list-item>
            </text:list>
            <text:list text:style-name="L2">
              <text:list-item>
                <text:p text:style-name="P11"><text:span text:style-name="T7">Automaticky vkládanou uživatelskou konverzi lze u konstruktoru potlačit:</text:span></text:p>
              </text:list-item>
            </text:list>
            <text:list text:style-name="L2">
              <text:list-item>
                <text:list>
                  <text:list-item>
                    <text:p text:style-name="P12"><text:span text:style-name="T7">klíčové slovo </text:span><text:span text:style-name="T15">explicit</text:span><text:span text:style-name="T7">,</text:span></text:p>
                  </text:list-item>
                </text:list>
              </text:list-item>
            </text:list>
            <text:list text:style-name="L2">
              <text:list-item>
                <text:list>
                  <text:list-item>
                    <text:p text:style-name="P12"><text:span text:style-name="T7">konverzi lze stále použít, je potřeba volání konstruktoru celé vypsat.</text:span></text:p>
                  </text:list-item>
                </text:list>
              </text:list-item>
            </text:list>
            <text:list text:style-name="L1">
              <text:list-item>
                <text:p text:style-name="P5"><text:span text:style-name="T15"/></text:p>
              </text:list-item>
            </text:list>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25" presentation:class="page"/>
          <draw:frame presentation:style-name="pr2" draw:text-style-name="P17" draw:layer="layout" svg:width="15.239cm" svg:height="11.43cm" svg:x="1.905cm" svg:y="12.065cm" presentation:class="notes" presentation:placeholder="true">
            <draw:text-box/>
          </draw:frame>
        </presentation:notes>
      </draw:page>
      <draw:page draw:name="page26"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492cm">
          <draw:text-box>
            <text:p text:style-name="P10"><text:span text:style-name="T6">Konstruktor uživatelské konverze</text:span></text:p>
            <text:p text:style-name="P5"><text:span text:style-name="T7"/></text:p>
            <text:p text:style-name="P5"><text:span text:style-name="T10">class CFoo </text:span></text:p>
            <text:p text:style-name="P5"><text:span text:style-name="T10"><text:s/></text:span><text:span text:style-name="T10">{ </text:span></text:p>
            <text:p text:style-name="P5"><text:span text:style-name="T10"><text:s text:c="3"/></text:span><text:span text:style-name="T10">public:</text:span></text:p>
            <text:p text:style-name="P5"><text:span text:style-name="T10"><text:s text:c="4"/>… </text:span></text:p>
            <text:p text:style-name="P5"><text:span text:style-name="T10"><text:s text:c="9"/></text:span><text:span text:style-name="T13">explicit</text:span><text:span text:style-name="T10"> CFoo ( int x ) { … }</text:span></text:p>
            <text:p text:style-name="P5"><text:span text:style-name="T10"><text:s text:c="4"/>… </text:span></text:p>
            <text:p text:style-name="P5"><text:span text:style-name="T10"><text:s/></text:span><text:span text:style-name="T10">};</text:span></text:p>
            <text:p text:style-name="P5"><text:span text:style-name="T10">void foo1 ( CFoo a ) { … }</text:span></text:p>
            <text:p text:style-name="P5"><text:span text:style-name="T10">void foo2 ( const CFoo &amp; a ) { … }</text:span></text:p>
            <text:p text:style-name="P5"><text:span text:style-name="T10"/></text:p>
            <text:p text:style-name="P5"><text:span text:style-name="T10">CFoo a(1);</text:span></text:p>
            <text:p text:style-name="P5"><text:span text:style-name="T12">CFoo b = 10; <text:s text:c="11"/></text:span><text:span text:style-name="T11">// chyba</text:span></text:p>
            <text:p text:style-name="P5"><text:span text:style-name="T10">CFoo c = CFoo ( 10 ); <text:s text:c="2"/></text:span><text:span text:style-name="T11">// ok, ale neefektivni</text:span></text:p>
            <text:p text:style-name="P5"><text:span text:style-name="T10"/></text:p>
            <text:p text:style-name="P5"><text:span text:style-name="T12">foo1 ( 20 ); <text:s text:c="11"/></text:span><text:span text:style-name="T11">// chyba</text:span></text:p>
            <text:p text:style-name="P5"><text:span text:style-name="T10">foo1 ( CFoo ( 20 ) ); <text:s text:c="2"/></text:span><text:span text:style-name="T11">// ok</text:span></text:p>
            <text:p text:style-name="P5"><text:span text:style-name="T10">foo2 ( CFoo ( 20 ) ); <text:s text:c="2"/></text:span><text:span text:style-name="T11">// ok</text:span></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26" presentation:class="page"/>
          <draw:frame presentation:style-name="pr2" draw:text-style-name="P17" draw:layer="layout" svg:width="15.239cm" svg:height="11.43cm" svg:x="1.905cm" svg:y="12.065cm" presentation:class="notes" presentation:placeholder="true">
            <draw:text-box/>
          </draw:frame>
        </presentation:notes>
      </draw:page>
      <draw:page draw:name="page27"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1.933cm" svg:x="1cm" svg:y="2.5cm">
          <draw:text-box>
            <text:list text:style-name="L1">
              <text:list-item>
                <text:p text:style-name="P16"><text:span text:style-name="T6">Třídy a datové struktury</text:span></text:p>
              </text:list-item>
            </text:list>
            <text:list text:style-name="L1">
              <text:list-item>
                <text:p text:style-name="P19"><text:span text:style-name="T7"/></text:p>
              </text:list-item>
            </text:list>
            <text:list text:style-name="L2">
              <text:list-item>
                <text:p text:style-name="P21"><text:span text:style-name="T7">Datové struktury často dynamicky alokují paměť:</text:span></text:p>
              </text:list-item>
            </text:list>
            <text:list text:style-name="L2">
              <text:list-item>
                <text:list>
                  <text:list-item>
                    <text:p text:style-name="P22"><text:span text:style-name="T7">vybavení destruktorem,</text:span></text:p>
                  </text:list-item>
                </text:list>
              </text:list-item>
            </text:list>
            <text:list text:style-name="L2">
              <text:list-item>
                <text:list>
                  <text:list-item>
                    <text:p text:style-name="P22"><text:span text:style-name="T7">kopírující konstruktor,</text:span></text:p>
                  </text:list-item>
                </text:list>
              </text:list-item>
            </text:list>
            <text:list text:style-name="L2">
              <text:list-item>
                <text:list>
                  <text:list-item>
                    <text:p text:style-name="P22"><text:span text:style-name="T7">přetížený operátor = (příští přednášku).</text:span></text:p>
                  </text:list-item>
                </text:list>
              </text:list-item>
            </text:list>
            <text:list text:style-name="L2">
              <text:list-item>
                <text:p text:style-name="P21"><text:span text:style-name="T7">Příklad z minulé hodiny (zásobník):</text:span></text:p>
              </text:list-item>
            </text:list>
            <text:list text:style-name="L2">
              <text:list-item>
                <text:list>
                  <text:list-item>
                    <text:p text:style-name="P22"><text:span text:style-name="T7">doplnění kopírujícího konstruktoru pro realizaci polem,</text:span></text:p>
                  </text:list-item>
                </text:list>
              </text:list-item>
            </text:list>
            <text:list text:style-name="L2">
              <text:list-item>
                <text:list>
                  <text:list-item>
                    <text:p text:style-name="P22"><text:span text:style-name="T7">doplnění kopírujícího konstruktoru pro realizaci spojovým seznamem.</text:span></text:p>
                  </text:list-item>
                </text:list>
              </text:list-item>
            </text:list>
            <text:list text:style-name="L1">
              <text:list-item>
                <text:p text:style-name="P19"><text:span text:style-name="T15"/></text:p>
              </text:list-item>
            </text:list>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27" presentation:class="page"/>
          <draw:frame presentation:style-name="pr2" draw:text-style-name="P17" draw:layer="layout" svg:width="15.239cm" svg:height="11.43cm" svg:x="1.905cm" svg:y="12.065cm" presentation:class="notes" presentation:placeholder="true">
            <draw:text-box/>
          </draw:frame>
        </presentation:notes>
      </draw:page>
      <draw:page draw:name="page28"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748cm" svg:x="1cm" svg:y="2.492cm">
          <draw:text-box>
            <text:p text:style-name="P16"><text:span text:style-name="T6">Třídy a datové struktury</text:span></text:p>
            <text:p text:style-name="P19"><text:span text:style-name="T7"/></text:p>
            <text:p text:style-name="P19"><text:span text:style-name="T10">class CStack </text:span></text:p>
            <text:p text:style-name="P19"><text:span text:style-name="T10"><text:s/></text:span><text:span text:style-name="T10">{ … </text:span></text:p>
            <text:p text:style-name="P19"><text:span text:style-name="T10"><text:s text:c="3"/></text:span><text:span text:style-name="T10">int <text:s text:c="4"/>dataNr; <text:s text:c="7"/></text:span><text:span text:style-name="T11">// first free index</text:span></text:p>
            <text:p text:style-name="P19"><text:span text:style-name="T10"><text:s text:c="3"/></text:span><text:span text:style-name="T10">int <text:s text:c="4"/>dataMax; <text:s text:c="6"/></text:span><text:span text:style-name="T11">// max. size</text:span></text:p>
            <text:p text:style-name="P19"><text:span text:style-name="T10"><text:s text:c="3"/></text:span><text:span text:style-name="T10">int <text:s text:c="2"/>* data; <text:s text:c="9"/></text:span><text:span text:style-name="T11">// dyn. alloc data</text:span></text:p>
            <text:p text:style-name="P19"><text:span text:style-name="T10"><text:s/></text:span><text:span text:style-name="T10">};</text:span></text:p>
            <text:p text:style-name="P19"><text:span text:style-name="T10"/></text:p>
            <text:p text:style-name="P19"><text:span text:style-name="T10"><text:s text:c="3"/></text:span><text:span text:style-name="T10">CStack::CStack <text:s text:c="5"/>( const CStack &amp; src )</text:span></text:p>
            <text:p text:style-name="P19"><text:span text:style-name="T10"><text:s/></text:span><text:span text:style-name="T10">{</text:span></text:p>
            <text:p text:style-name="P19"><text:span text:style-name="T10"><text:s text:c="3"/></text:span><text:span text:style-name="T10">int i;</text:span></text:p>
            <text:p text:style-name="P19"><text:span text:style-name="T10"><text:s text:c="3"/></text:span><text:span text:style-name="T10">dataNr <text:s/>= src . dataNr;</text:span></text:p>
            <text:p text:style-name="P19"><text:span text:style-name="T10"><text:s text:c="3"/></text:span><text:span text:style-name="T10">dataMax = src . dataMax;</text:span></text:p>
            <text:p text:style-name="P19"><text:span text:style-name="T10"><text:s text:c="3"/></text:span><text:span text:style-name="T10">data <text:s text:c="3"/>= new int [dataMax]; <text:s text:c="4"/></text:span><text:span text:style-name="T11">// deep copy</text:span></text:p>
            <text:p text:style-name="P19"><text:span text:style-name="T10"><text:s text:c="3"/></text:span><text:span text:style-name="T10">for ( i = 0; i &lt; dataNr; i ++ ) </text:span></text:p>
            <text:p text:style-name="P19"><text:span text:style-name="T10"><text:s text:c="4"/></text:span><text:span text:style-name="T10">data[i] = src . data[i]; </text:span></text:p>
            <text:p text:style-name="P19"><text:span text:style-name="T10"><text:s/></text:span><text:span text:style-name="T10">} </text:span></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28" presentation:class="page"/>
          <draw:frame presentation:style-name="pr2" draw:text-style-name="P17" draw:layer="layout" svg:width="15.239cm" svg:height="11.43cm" svg:x="1.905cm" svg:y="12.065cm" presentation:class="notes" presentation:placeholder="true">
            <draw:text-box/>
          </draw:frame>
        </presentation:notes>
      </draw:page>
      <draw:page draw:name="page29"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4.939cm" svg:x="1cm" svg:y="2.492cm">
          <draw:text-box>
            <text:p text:style-name="P16"><text:span text:style-name="T6">Třídy a datové struktury</text:span></text:p>
            <text:p text:style-name="P19"><text:span text:style-name="T7"/></text:p>
            <text:p text:style-name="P19"><text:span text:style-name="T10"><text:s/></text:span><text:span text:style-name="T10">CStack x;</text:span></text:p>
            <text:p text:style-name="P19"><text:span text:style-name="T10"><text:s/></text:span><text:span text:style-name="T10">int y;</text:span></text:p>
            <text:p text:style-name="P19"><text:span text:style-name="T10"><text:s text:c="3"/></text:span></text:p>
            <text:p text:style-name="P19"><text:span text:style-name="T10"><text:s/></text:span><text:span text:style-name="T10">x . Push ( 10 ); x . Push ( 20 ); x . Push ( 30 );</text:span></text:p>
            <text:p text:style-name="P19"><text:span text:style-name="T10"><text:s/></text:span><text:span text:style-name="T10">CStack z = x;</text:span></text:p>
            <text:p text:style-name="P19"><text:span text:style-name="T10"/></text:p>
            <text:p text:style-name="P19"><text:span text:style-name="T10"><text:s/></text:span><text:span text:style-name="T10">x . Pop <text:s/>( y ); x . Push ( 50 );</text:span></text:p>
            <text:p text:style-name="P19"><text:span text:style-name="T10"><text:s text:c="3"/></text:span></text:p>
            <text:p text:style-name="P19"><text:span text:style-name="T10"><text:s/></text:span><text:span text:style-name="T10">cout &lt;&lt; "Stack <text:s/>x" &lt;&lt; endl;</text:span></text:p>
            <text:p text:style-name="P19"><text:span text:style-name="T10"><text:s/></text:span><text:span text:style-name="T10">while ( ! x . IsEmpty () )</text:span></text:p>
            <text:p text:style-name="P19"><text:span text:style-name="T10"><text:s text:c="2"/></text:span><text:span text:style-name="T10">{ x . Pop ( y ); cout &lt;&lt; y &lt;&lt; endl; } <text:s text:c="13"/></text:span></text:p>
            <text:p text:style-name="P19"><text:span text:style-name="T10"><text:s text:c="19"/></text:span></text:p>
            <text:p text:style-name="P19"><text:span text:style-name="T10"><text:s/></text:span><text:span text:style-name="T10">cout &lt;&lt; "Stack <text:s/>z" &lt;&lt; endl; <text:s text:c="2"/></text:span></text:p>
            <text:p text:style-name="P19"><text:span text:style-name="T10"><text:s/></text:span><text:span text:style-name="T10">while ( ! z . IsEmpty () )</text:span></text:p>
            <text:p text:style-name="P19"><text:span text:style-name="T10"><text:s text:c="2"/></text:span><text:span text:style-name="T10">{ z . Pop ( y ); cout &lt;&lt; y &lt;&lt; endl; } <text:s text:c="13"/></text:span></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29" presentation:class="page"/>
          <draw:frame presentation:style-name="pr2" draw:text-style-name="P17" draw:layer="layout" svg:width="15.239cm" svg:height="11.43cm" svg:x="1.905cm" svg:y="12.065cm" presentation:class="notes" presentation:placeholder="true">
            <draw:text-box/>
          </draw:frame>
        </presentation:notes>
      </draw:page>
      <draw:page draw:name="page30"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0.894cm" svg:x="1cm" svg:y="2.492cm">
          <draw:text-box>
            <text:p text:style-name="P16"><text:span text:style-name="T6">Třídy a datové struktury</text:span></text:p>
            <text:p text:style-name="P19"><text:span text:style-name="T7"/></text:p>
            <text:p text:style-name="P19"><text:span text:style-name="T10">class CStack </text:span></text:p>
            <text:p text:style-name="P19"><text:span text:style-name="T10"><text:s/></text:span><text:span text:style-name="T10">{ … </text:span></text:p>
            <text:p text:style-name="P19"><text:span text:style-name="T10"><text:s text:c="4"/></text:span><text:span text:style-name="T10">struct TItem </text:span></text:p>
            <text:p text:style-name="P19"><text:span text:style-name="T10"><text:s text:c="5"/></text:span><text:span text:style-name="T10">{</text:span></text:p>
            <text:p text:style-name="P19"><text:span text:style-name="T10"><text:s text:c="7"/></text:span><text:span text:style-name="T10">TItem <text:s/>* Next;</text:span></text:p>
            <text:p text:style-name="P19"><text:span text:style-name="T10"><text:s text:c="7"/></text:span><text:span text:style-name="T10">int <text:s text:c="5"/>Data;</text:span></text:p>
            <text:p text:style-name="P19"><text:span text:style-name="T10"><text:s text:c="5"/></text:span><text:span text:style-name="T10">};</text:span></text:p>
            <text:p text:style-name="P19"><text:span text:style-name="T10"><text:s text:c="4"/></text:span><text:span text:style-name="T10">TItem <text:s text:c="4"/>* top; <text:s text:c="4"/></text:span><text:span text:style-name="T11">// linked list</text:span></text:p>
            <text:p text:style-name="P19"><text:span text:style-name="T10"><text:s/></text:span><text:span text:style-name="T10">};</text:span></text:p>
            <text:p text:style-name="P19"><text:span text:style-name="T10"/></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30" presentation:class="page"/>
          <draw:frame presentation:style-name="pr2" draw:text-style-name="P17" draw:layer="layout" svg:width="15.239cm" svg:height="11.43cm" svg:x="1.905cm" svg:y="12.065cm" presentation:class="notes" presentation:placeholder="true">
            <draw:text-box/>
          </draw:frame>
        </presentation:notes>
      </draw:page>
      <draw:page draw:name="page31"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5.748cm" svg:x="1cm" svg:y="2.492cm">
          <draw:text-box>
            <text:p text:style-name="P16"><text:span text:style-name="T6">Třídy a datové struktury</text:span></text:p>
            <text:p text:style-name="P19"><text:span text:style-name="T7"/></text:p>
            <text:p text:style-name="P19"><text:span text:style-name="T10">CStack::CStack <text:s/>( const CStack &amp; src )</text:span></text:p>
            <text:p text:style-name="P19"><text:span text:style-name="T10"><text:s/></text:span><text:span text:style-name="T10">{</text:span></text:p>
            <text:p text:style-name="P19"><text:span text:style-name="T10"><text:s text:c="3"/></text:span><text:span text:style-name="T10">TItem * n, *prev = NULL, *tmp;</text:span></text:p>
            <text:p text:style-name="P19"><text:span text:style-name="T11"><text:s text:c="3"/></text:span><text:span text:style-name="T11">// tmp prochazi zdrojovy spoj. seznam.</text:span></text:p>
            <text:p text:style-name="P19"><text:span text:style-name="T11"><text:s text:c="3"/></text:span><text:span text:style-name="T11">// prev ukazuje na poslední vlozeny prvek</text:span></text:p>
            <text:p text:style-name="P19"><text:span text:style-name="T11"><text:s text:c="3"/></text:span><text:span text:style-name="T11">// vytvareneho seznamu.</text:span></text:p>
            <text:p text:style-name="P19"><text:span text:style-name="T10"><text:s text:c="3"/></text:span><text:span text:style-name="T10">for ( tmp = src . top; tmp; tmp = tmp -&gt; Next )</text:span></text:p>
            <text:p text:style-name="P19"><text:span text:style-name="T10"><text:s text:c="4"/></text:span><text:span text:style-name="T10">{</text:span></text:p>
            <text:p text:style-name="P19"><text:span text:style-name="T10"><text:s text:c="6"/></text:span><text:span text:style-name="T10">n = new TItem;</text:span></text:p>
            <text:p text:style-name="P19"><text:span text:style-name="T10"><text:s text:c="6"/></text:span><text:span text:style-name="T10">n -&gt; Data = tmp -&gt; Data;</text:span></text:p>
            <text:p text:style-name="P19"><text:span text:style-name="T10"><text:s text:c="6"/></text:span><text:span text:style-name="T10">if ( prev )prev -&gt; Next = n; else top = n;</text:span></text:p>
            <text:p text:style-name="P19"><text:span text:style-name="T10"><text:s text:c="6"/></text:span><text:span text:style-name="T10">prev = n;</text:span></text:p>
            <text:p text:style-name="P19"><text:span text:style-name="T10"><text:s text:c="4"/></text:span><text:span text:style-name="T10">}</text:span></text:p>
            <text:p text:style-name="P19"><text:span text:style-name="T10"><text:s text:c="3"/></text:span><text:span text:style-name="T10">if ( prev ) prev -&gt; Next = NULL; else top = NULL;</text:span></text:p>
            <text:p text:style-name="P19"><text:span text:style-name="T11"><text:s text:c="3"/></text:span><text:span text:style-name="T11">// ukoncit vytvareny seznam.</text:span></text:p>
            <text:p text:style-name="P19"><text:span text:style-name="T10"><text:s/></text:span><text:span text:style-name="T10">} </text:span></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31" presentation:class="page"/>
          <draw:frame presentation:style-name="pr2" draw:text-style-name="P17" draw:layer="layout" svg:width="15.239cm" svg:height="11.43cm" svg:x="1.905cm" svg:y="12.065cm" presentation:class="notes" presentation:placeholder="true">
            <draw:text-box/>
          </draw:frame>
        </presentation:notes>
      </draw:page>
      <draw:page draw:name="page32" draw:style-name="dp1" draw:master-page-name="Default" presentation:presentation-page-layout-name="AL1T1" presentation:use-footer-name="ftr1">
        <office:forms form:automatic-focus="false" form:apply-design-mode="false"/>
        <draw:frame draw:style-name="gr5" draw:text-style-name="P14" draw:layer="layout" svg:width="3.237cm" svg:height="1.272cm" svg:x="1cm" svg:y="0.5cm">
          <draw:text-box>
            <text:p text:style-name="P19"><text:span text:style-name="T4">Y36PJC</text:span></text:p>
          </draw:text-box>
        </draw:frame>
        <draw:frame draw:style-name="gr5" draw:text-style-name="P15" draw:layer="layout" svg:width="7.013cm" svg:height="1.272cm" svg:x="16.987cm" svg:y="0.5cm">
          <draw:text-box>
            <text:p text:style-name="P20"><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16.557cm" svg:x="1cm" svg:y="2.492cm">
          <draw:text-box>
            <text:p text:style-name="P16"><text:span text:style-name="T6">Třídy a datové struktury</text:span></text:p>
            <text:p text:style-name="P19"><text:span text:style-name="T7"/></text:p>
            <text:p text:style-name="P19"><text:span text:style-name="T10">CStack::CStack <text:s/>( const CStack &amp; src ) </text:span><text:span text:style-name="T11">// alternativa</text:span></text:p>
            <text:p text:style-name="P19"><text:span text:style-name="T10"><text:s/></text:span><text:span text:style-name="T10">{</text:span></text:p>
            <text:p text:style-name="P19"><text:span text:style-name="T10"><text:s text:c="3"/></text:span><text:span text:style-name="T10">TItem * n, </text:span><text:span text:style-name="T13">**wr = &amp;top</text:span><text:span text:style-name="T10">, *tmp;</text:span></text:p>
            <text:p text:style-name="P19"><text:span text:style-name="T11"><text:s text:c="3"/></text:span><text:span text:style-name="T11">// tmp prochazi zdrojovy spoj. seznam.</text:span></text:p>
            <text:p text:style-name="P19"><text:span text:style-name="T11"><text:s text:c="3"/></text:span><text:span text:style-name="T11">// wr ukazuje na misto, kam ma byt zapsana adresa</text:span></text:p>
            <text:p text:style-name="P19"><text:span text:style-name="T11"><text:s text:c="3"/></text:span><text:span text:style-name="T11">// nove pridavaneho prvku vytvareneho spojoveho </text:span></text:p>
            <text:p text:style-name="P19"><text:span text:style-name="T11"><text:s text:c="3"/></text:span><text:span text:style-name="T11">// seznamu</text:span></text:p>
            <text:p text:style-name="P19"><text:span text:style-name="T10"><text:s text:c="3"/></text:span><text:span text:style-name="T10">for ( tmp = src . top; tmp; tmp = tmp -&gt; Next )</text:span></text:p>
            <text:p text:style-name="P19"><text:span text:style-name="T10"><text:s text:c="4"/></text:span><text:span text:style-name="T10">{</text:span></text:p>
            <text:p text:style-name="P19"><text:span text:style-name="T10"><text:s text:c="6"/></text:span><text:span text:style-name="T10">n = new TItem;</text:span></text:p>
            <text:p text:style-name="P19"><text:span text:style-name="T10"><text:s text:c="6"/></text:span><text:span text:style-name="T10">n -&gt; Data = tmp -&gt; Data;</text:span></text:p>
            <text:p text:style-name="P19"><text:span text:style-name="T10"><text:s text:c="5"/></text:span><text:span text:style-name="T10">*wr = n;</text:span></text:p>
            <text:p text:style-name="P19"><text:span text:style-name="T10"><text:s text:c="6"/></text:span><text:span text:style-name="T10">wr = &amp;n -&gt; Next; <text:s text:c="6"/></text:span></text:p>
            <text:p text:style-name="P19"><text:span text:style-name="T10"><text:s text:c="4"/></text:span><text:span text:style-name="T10">}</text:span></text:p>
            <text:p text:style-name="P19"><text:span text:style-name="T10"><text:s text:c="2"/></text:span><text:span text:style-name="T10">*wr = NULL; <text:s text:c="2"/></text:span></text:p>
            <text:p text:style-name="P19"><text:span text:style-name="T11"><text:s text:c="3"/></text:span><text:span text:style-name="T11">// ukoncit vytvareny seznam.</text:span></text:p>
            <text:p text:style-name="P19"><text:span text:style-name="T10"><text:s/></text:span><text:span text:style-name="T10">} </text:span></text:p>
          </draw:text-box>
        </draw:frame>
        <draw:frame draw:style-name="gr8" draw:text-style-name="P5" draw:layer="layout" svg:width="0.5cm" svg:height="1.204cm" svg:x="22.5cm" svg:y="0cm">
          <draw:text-box>
            <text:p text:style-name="P5"/>
          </draw:text-box>
        </draw:frame>
        <presentation:notes draw:style-name="dp2">
          <office:forms form:automatic-focus="false" form:apply-design-mode="false"/>
          <draw:page-thumbnail draw:style-name="gr4" draw:layer="layout" svg:width="12.699cm" svg:height="9.524cm" svg:x="3.175cm" svg:y="1.93cm" draw:page-number="32" presentation:class="page"/>
          <draw:frame presentation:style-name="pr2" draw:text-style-name="P17" draw:layer="layout" svg:width="15.239cm" svg:height="11.43cm" svg:x="1.905cm" svg:y="12.065cm" presentation:class="notes" presentation:placeholder="true">
            <draw:text-box/>
          </draw:frame>
        </presentation:notes>
      </draw:page>
      <draw:page draw:name="page33" draw:style-name="dp1" draw:master-page-name="Default" presentation:presentation-page-layout-name="AL1T1" presentation:use-footer-name="ftr1">
        <draw:frame draw:style-name="gr5" draw:text-style-name="P14" draw:layer="layout" svg:width="3.237cm" svg:height="1.272cm" svg:x="1cm" svg:y="0.5cm">
          <draw:text-box>
            <text:p text:style-name="P5"><text:span text:style-name="T4">Y36PJC</text:span></text:p>
          </draw:text-box>
        </draw:frame>
        <draw:frame draw:style-name="gr5" draw:text-style-name="P15" draw:layer="layout" svg:width="7.013cm" svg:height="1.272cm" svg:x="16.987cm" svg:y="0.5cm">
          <draw:text-box>
            <text:p text:style-name="P7"><text:span text:style-name="T8">Třídy a objekty II</text:span></text:p>
          </draw:text-box>
        </draw:frame>
        <draw:line draw:style-name="gr6" draw:text-style-name="P9" draw:layer="layout" svg:x1="1cm" svg:y1="2cm" svg:x2="24cm" svg:y2="2cm">
          <text:p text:style-name="P5"/>
        </draw:line>
        <draw:frame draw:style-name="gr7" draw:text-style-name="P16" draw:layer="layout" svg:width="23cm" svg:height="5.957cm" svg:x="1cm" svg:y="2.5cm">
          <draw:text-box>
            <text:p text:style-name="P10"><text:span text:style-name="T6">Dotazy...</text:span></text:p>
            <text:p text:style-name="P10"><text:span text:style-name="T6"/></text:p>
            <text:p text:style-name="P10"><text:span text:style-name="T6">Děkuji za pozornost.</text:span></text:p>
            <text:p text:style-name="P5"><text:span text:style-name="T16"/></text:p>
          </draw:text-box>
        </draw:frame>
        <presentation:notes draw:style-name="dp2">
          <draw:page-thumbnail draw:style-name="gr4" draw:layer="layout" svg:width="12.699cm" svg:height="9.524cm" svg:x="3.175cm" svg:y="1.93cm" draw:page-number="33" presentation:class="page"/>
          <draw:frame presentation:style-name="pr2" draw:text-style-name="P17"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66" draw:end-color="#000044" draw:start-intensity="100%" draw:end-intensity="100%" draw:angle="270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66" draw:end-color="#000000" draw:start-intensity="100%" draw:end-intensity="100%" draw:angle="2700" draw:border="0%"/>
    <draw:gradient draw:name="Gradient_20_8" draw:display-name="Gradient 8" draw:style="axial" draw:start-color="#3366ff" draw:end-color="#000044" draw:start-intensity="100%" draw:end-intensity="100%" draw:angle="2700" draw:border="0%"/>
    <draw:gradient draw:name="Gradient_20_9" draw:display-name="Gradient 9" draw:style="linear" draw:start-color="#000000" draw:end-color="#000066"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2" svg:stroke-width="0.05cm" svg:stroke-color="#ffffff" draw:marker-start-width="0.38cm" draw:marker-start-center="false" draw:marker-end-width="0.38cm" draw:marker-end-center="false" draw:fill="solid" draw:fill-color="#99ccff" draw:fill-gradient-name="Gradient_20_11"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0066"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gradient" draw:fill-color="#000066" draw:fill-gradient-name="Gradient_20_9"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5" style:family="graphic" style:parent-style-name="standard">
      <style:graphic-properties draw:stroke="none" draw:fill="gradient" draw:fill-color="#000066" draw:fill-gradient-name="Gradient_20_10"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6" style:family="graphic" style:parent-style-name="standard">
      <style:graphic-properties draw:stroke="none" draw:fill="gradient" draw:fill-color="#000066" draw:fill-gradient-name="Gradient_20_10"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backgroundobjects">
      <style:graphic-properties draw:stroke="none" draw:fill="none" draw:fill-color="#ff9900" draw:textarea-horizontal-align="left" draw:textarea-vertical-align="top" draw:auto-grow-height="false" draw:auto-grow-width="false" fo:min-height="1.272cm" fo:min-width="0cm" fo:padding-top="0.13cm" fo:padding-bottom="0.13cm" fo:padding-left="0.25cm" fo:padding-right="0.25cm" fo:wrap-option="no-wrap" draw:shadow="hidden" draw:shadow-color="#000000"/>
    </style:style>
    <style:style style:name="pr2" style:family="presentation" style:parent-style-name="Default-backgroundobjects">
      <style:graphic-properties draw:stroke="none" draw:fill="none" draw:fill-color="#ff9900" draw:textarea-horizontal-align="justify" draw:textarea-vertical-align="top" draw:auto-grow-height="false" draw:auto-grow-width="false" fo:min-height="1.272cm" fo:min-width="0cm" fo:padding-top="0.13cm" fo:padding-bottom="0.13cm" fo:padding-left="0.25cm" fo:padding-right="0.25cm" fo:wrap-option="no-wrap" draw:shadow="hidden" draw:shadow-color="#000000"/>
    </style:style>
    <style:style style:name="pr3" style:family="presentation" style:parent-style-name="Default-backgroundobjects">
      <style:graphic-properties draw:stroke="none" draw:fill="none" draw:fill-color="#ff9900" draw:textarea-horizontal-align="right" draw:textarea-vertical-align="top" draw:auto-grow-height="false" draw:auto-grow-width="false" fo:min-height="1.272cm" fo:min-width="0cm" fo:padding-top="0.13cm" fo:padding-bottom="0.13cm" fo:padding-left="0.25cm" fo:padding-right="0.25cm" fo:wrap-option="no-wrap" draw:shadow="hidden" draw:shadow-color="#000000"/>
    </style:style>
    <style:style style:name="pr4" style:family="presentation" style:parent-style-name="Title1-backgroundobjects">
      <style:graphic-properties draw:stroke="none" draw:fill="none" draw:fill-color="#ff9900" draw:textarea-horizontal-align="left" draw:textarea-vertical-align="top" draw:auto-grow-height="false" draw:auto-grow-width="false" fo:min-height="1.272cm" fo:min-width="0cm" fo:padding-top="0.13cm" fo:padding-bottom="0.13cm" fo:padding-left="0.25cm" fo:padding-right="0.25cm" fo:wrap-option="no-wrap" draw:shadow="hidden" draw:shadow-color="#000000"/>
    </style:style>
    <style:style style:name="pr5" style:family="presentation" style:parent-style-name="Title1-backgroundobjects">
      <style:graphic-properties draw:stroke="none" draw:fill="none" draw:fill-color="#ff9900" draw:textarea-horizontal-align="justify" draw:textarea-vertical-align="top" draw:auto-grow-height="false" draw:auto-grow-width="false" fo:min-height="1.272cm" fo:min-width="0cm" fo:padding-top="0.13cm" fo:padding-bottom="0.13cm" fo:padding-left="0.25cm" fo:padding-right="0.25cm" fo:wrap-option="no-wrap" draw:shadow="hidden" draw:shadow-color="#000000"/>
    </style:style>
    <style:style style:name="pr6" style:family="presentation" style:parent-style-name="Title1-backgroundobjects">
      <style:graphic-properties draw:stroke="none" draw:fill="none" draw:fill-color="#ff9900" draw:textarea-horizontal-align="right" draw:textarea-vertical-align="top" draw:auto-grow-height="false" draw:auto-grow-width="false" fo:min-height="1.272cm" fo:min-width="0cm" fo:padding-top="0.13cm" fo:padding-bottom="0.13cm" fo:padding-left="0.25cm" fo:padding-right="0.25cm" fo:wrap-option="no-wrap" draw:shadow="hidden" draw:shadow-color="#00000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writing-mode="lr-tb"/>
      <style:text-properties fo:font-size="14pt" style:font-size-asian="14pt" style:font-size-complex="14pt"/>
    </style:style>
    <style:style style:name="P5" style:family="paragraph">
      <style:paragraph-properties fo:margin-left="0cm" fo:margin-right="0cm" fo:text-align="center" text:enable-numbering="false" fo:text-indent="0cm" style:writing-mode="lr-tb"/>
      <style:text-properties fo:font-size="14pt" style:font-size-asian="14pt" style:font-size-complex="14pt"/>
    </style:style>
    <style:style style:name="P6"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size="14pt" fo:language="en" fo:country="CA" style:font-size-asian="14pt" style:font-size-complex="14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custom-shape draw:style-name="gr3" draw:text-style-name="P3" draw:layer="backgroundobjects" svg:width="0.93cm" svg:height="19.05cm" svg:x="24.47cm" svg:y="0cm">
        <text:p/>
        <draw:enhanced-geometry svg:viewBox="0 0 21600 21600" draw:type="rectangle" draw:enhanced-path="M 0 0 L 21600 0 21600 21600 0 21600 0 0 Z N"/>
      </draw:custom-shape>
      <draw:custom-shape draw:style-name="gr4" draw:text-style-name="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gr5" draw:text-style-name="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gr5" draw:text-style-name="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gr5" draw:text-style-name="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gr5" draw:text-style-name="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gr5" draw:text-style-name="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gr5" draw:text-style-name="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gr6" draw:text-style-name="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frame presentation:style-name="Default-title" draw:layer="backgroundobjects" svg:width="21.59cm" svg:height="3.811cm" svg:x="1.905cm" svg:y="1.058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7cm" presentation:class="date-time">
        <draw:text-box>
          <text:p text:style-name="P4"><text:span text:style-name="T2"><presentation:date-time/></text:span></text:p>
        </draw:text-box>
      </draw:frame>
      <draw:frame presentation:style-name="pr2" draw:text-style-name="P5" draw:layer="backgroundobjects" svg:width="8.044cm" svg:height="1.271cm" svg:x="8.678cm" svg:y="17.357cm" presentation:class="footer">
        <draw:text-box>
          <text:p text:style-name="P5"><text:span text:style-name="T2"><presentation:footer/></text:span></text:p>
        </draw:text-box>
      </draw:frame>
      <draw:frame presentation:style-name="pr3" draw:text-style-name="P6" draw:layer="backgroundobjects" svg:width="5.292cm" svg:height="1.271cm" svg:x="18.203cm" svg:y="17.357cm" presentation:class="page-number">
        <draw:text-box>
          <text:p text:style-name="P6"><text:span text:style-name="T2"><text:page-number>&lt;number&gt;</text:page-number></text:span></text:p>
        </draw:text-box>
      </draw:frame>
      <presentation:notes style:page-layout-name="PM0">
        <office:forms form:automatic-focus="false" form:apply-design-mode="false"/>
        <draw:page-thumbnail presentation:style-name="Default-title" draw:layer="backgroundobjects" svg:width="9.999cm" svg:height="9.999cm" svg:x="0cm" svg:y="0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dp1">
      <draw:custom-shape draw:style-name="gr3" draw:text-style-name="P3" draw:layer="backgroundobjects" svg:width="0.93cm" svg:height="19.05cm" svg:x="24.47cm" svg:y="0cm">
        <text:p/>
        <draw:enhanced-geometry svg:viewBox="0 0 21600 21600" draw:type="rectangle" draw:enhanced-path="M 0 0 L 21600 0 21600 21600 0 21600 0 0 Z N"/>
      </draw:custom-shape>
      <draw:custom-shape draw:style-name="gr4" draw:text-style-name="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gr5" draw:text-style-name="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gr5" draw:text-style-name="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gr5" draw:text-style-name="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gr5" draw:text-style-name="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gr5" draw:text-style-name="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gr5" draw:text-style-name="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gr6" draw:text-style-name="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frame presentation:style-name="Title1-title" draw:layer="backgroundobjects" svg:width="21.59cm" svg:height="3.811cm" svg:x="1.905cm" svg:y="5.715cm" presentation:class="title" presentation:placeholder="true">
        <draw:text-box/>
      </draw:frame>
      <draw:frame presentation:style-name="pr4" draw:text-style-name="P4" draw:layer="backgroundobjects" svg:width="5.292cm" svg:height="1.271cm" svg:x="1.905cm" svg:y="17.357cm" presentation:class="date-time">
        <draw:text-box>
          <text:p text:style-name="P4"><text:span text:style-name="T2"><presentation:date-time/></text:span></text:p>
        </draw:text-box>
      </draw:frame>
      <draw:frame presentation:style-name="pr5" draw:text-style-name="P5" draw:layer="backgroundobjects" svg:width="8.044cm" svg:height="1.271cm" svg:x="8.678cm" svg:y="17.357cm" presentation:class="footer">
        <draw:text-box>
          <text:p text:style-name="P5"><text:span text:style-name="T2"><presentation:footer/></text:span></text:p>
        </draw:text-box>
      </draw:frame>
      <draw:frame presentation:style-name="pr6" draw:text-style-name="P6" draw:layer="backgroundobjects" svg:width="5.292cm" svg:height="1.271cm" svg:x="18.203cm" svg:y="17.357cm" presentation:class="page-number">
        <draw:text-box>
          <text:p text:style-name="P6"><text:span text:style-name="T2"><text:page-number>&lt;number&gt;</text:page-number></text:span></text:p>
        </draw:text-box>
      </draw:frame>
      <presentation:notes style:page-layout-name="PM0">
        <draw:page-thumbnail presentation:style-name="Title1-title" draw:layer="backgroundobjects" svg:width="9.999cm" svg:height="9.999cm" svg:x="0cm" svg:y="0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dc:title>Bez nadpisu</dc:title>
    <meta:initial-creator>mates</meta:initial-creator>
    <meta:creation-date>2004-09-22T22:23:38</meta:creation-date>
    <dc:creator>Ferda Mravenec</dc:creator>
    <dc:date>2007-08-30T15:13:20</dc:date>
    <meta:print-date>2006-10-07T21:07:44</meta:print-date>
    <dc:language>cs-CZ</dc:language>
    <meta:editing-cycles>146</meta:editing-cycles>
    <meta:editing-duration>P2DT1H2M49S</meta:editing-duration>
    <meta:user-defined meta:name="Info 1"/>
    <meta:user-defined meta:name="Info 2"/>
    <meta:user-defined meta:name="Info 3"/>
    <meta:user-defined meta:name="Info 4"/>
    <meta:document-statistic meta:object-count="311"/>
  </office:meta>
</office:document-meta>
</file>